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Standard">
      <style:paragraph-properties fo:text-align="center" style:justify-single-word="false"/>
      <style:text-properties style:use-window-font-color="true" loext:opacity="0%" fo:font-weight="bold" officeooo:paragraph-rsid="002b6c8e" style:font-weight-asian="bold"/>
    </style:style>
    <style:style style:name="P2" style:family="paragraph" style:parent-style-name="Standard">
      <style:text-properties style:use-window-font-color="true" loext:opacity="0%" style:font-name="Times New Roman" fo:font-size="14pt" officeooo:paragraph-rsid="002b6c8e" style:font-size-asian="14pt"/>
    </style:style>
    <style:style style:name="P3" style:family="paragraph" style:parent-style-name="Standard">
      <style:paragraph-properties fo:text-align="center" style:justify-single-word="false"/>
      <style:text-properties style:use-window-font-color="true" loext:opacity="0%" style:font-name="Times New Roman" fo:font-size="22pt" officeooo:rsid="006fb2b2" officeooo:paragraph-rsid="002b6c8e" style:font-size-asian="22pt"/>
    </style:style>
    <style:style style:name="P4" style:family="paragraph" style:parent-style-name="Standard">
      <style:paragraph-properties fo:text-align="center" style:justify-single-word="false"/>
      <style:text-properties style:use-window-font-color="true" loext:opacity="0%" style:font-name="Times New Roman" fo:font-size="22pt" officeooo:paragraph-rsid="002b6c8e" style:font-size-asian="22pt"/>
    </style:style>
    <style:style style:name="P5" style:family="paragraph" style:parent-style-name="Standard">
      <style:paragraph-properties fo:text-align="center" style:justify-single-word="false"/>
      <style:text-properties style:use-window-font-color="true" loext:opacity="0%" style:font-name="Times New Roman" fo:font-size="22pt" officeooo:rsid="009349fd" officeooo:paragraph-rsid="002b6c8e" style:font-size-asian="22pt"/>
    </style:style>
    <style:style style:name="P6" style:family="paragraph" style:parent-style-name="Standard">
      <style:paragraph-properties fo:text-align="center" style:justify-single-word="false"/>
      <style:text-properties style:use-window-font-color="true" loext:opacity="0%" style:font-name="Times New Roman" fo:font-size="22pt" officeooo:rsid="008ccbcb" officeooo:paragraph-rsid="002b6c8e" style:font-size-asian="22pt"/>
    </style:style>
    <style:style style:name="P7" style:family="paragraph" style:parent-style-name="Standard">
      <style:paragraph-properties fo:text-align="center" style:justify-single-word="false"/>
      <style:text-properties style:use-window-font-color="true" loext:opacity="0%" style:font-name="Times New Roman" fo:font-size="14pt" officeooo:paragraph-rsid="002b6c8e" style:font-size-asian="14pt"/>
    </style:style>
    <style:style style:name="P8" style:family="paragraph" style:parent-style-name="Standard">
      <style:paragraph-properties fo:margin-left="0in" fo:margin-right="0in" fo:text-align="end" style:justify-single-word="false" fo:text-indent="0in" style:auto-text-indent="false"/>
      <style:text-properties style:use-window-font-color="true" loext:opacity="0%" style:font-name="Times New Roman" fo:font-size="14pt" officeooo:paragraph-rsid="002b6c8e" style:font-size-asian="14pt"/>
    </style:style>
    <style:style style:name="P9" style:family="paragraph" style:parent-style-name="Standard">
      <style:paragraph-properties fo:margin-left="0in" fo:margin-right="0in" fo:text-align="end" style:justify-single-word="false" fo:text-indent="0in" style:auto-text-indent="false"/>
      <style:text-properties style:use-window-font-color="true" loext:opacity="0%" style:font-name="Times New Roman" fo:font-size="14pt" officeooo:rsid="004dd018" officeooo:paragraph-rsid="002b6c8e" style:font-size-asian="14pt"/>
    </style:style>
    <style:style style:name="P10" style:family="paragraph" style:parent-style-name="Standard">
      <style:paragraph-properties fo:margin-left="2.95in" fo:margin-right="0in" fo:text-indent="0.4917in" style:auto-text-indent="false"/>
      <style:text-properties style:use-window-font-color="true" loext:opacity="0%" style:font-name="Times New Roman" fo:font-size="14pt" officeooo:paragraph-rsid="002b6c8e" style:font-size-asian="14pt"/>
    </style:style>
    <style:style style:name="P11" style:family="paragraph" style:parent-style-name="Standard">
      <style:paragraph-properties fo:text-align="end" style:justify-single-word="false"/>
      <style:text-properties style:use-window-font-color="true" loext:opacity="0%" style:font-name="Times New Roman" fo:font-size="14pt" officeooo:rsid="0032a530" officeooo:paragraph-rsid="002b6c8e" style:font-size-asian="14pt"/>
    </style:style>
    <style:style style:name="P12" style:family="paragraph" style:parent-style-name="Standard">
      <style:paragraph-properties fo:text-align="end" style:justify-single-word="false"/>
      <style:text-properties style:use-window-font-color="true" loext:opacity="0%" style:font-name="Times New Roman" fo:font-size="14pt" officeooo:rsid="002b6c8e" officeooo:paragraph-rsid="002b6c8e" style:font-size-asian="14pt"/>
    </style:style>
    <style:style style:name="P13" style:family="paragraph" style:parent-style-name="Standard" style:master-page-name="Convert_20_1">
      <style:paragraph-properties style:page-number="1"/>
      <style:text-properties fo:text-transform="uppercase" fo:font-size="14pt" fo:font-weight="bold" officeooo:paragraph-rsid="00175214" style:font-size-asian="14pt" style:font-weight-asian="bold" style:font-size-complex="14pt" style:font-weight-complex="bold"/>
    </style:style>
    <style:style style:name="P14" style:family="paragraph" style:parent-style-name="Standard">
      <style:text-properties fo:text-transform="uppercase" fo:font-size="14pt"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fo:text-transform="uppercase" fo:font-size="16pt" fo:font-weight="bold" officeooo:paragraph-rsid="00177370" style:font-size-asian="16pt" style:font-weight-asian="bold" style:font-weight-complex="bold"/>
    </style:style>
    <style:style style:name="P16" style:family="paragraph" style:parent-style-name="Standard">
      <style:paragraph-properties fo:text-align="center" style:justify-single-word="false"/>
      <style:text-properties fo:text-transform="uppercase" fo:font-size="16pt" fo:font-weight="bold" officeooo:rsid="002d1e13" officeooo:paragraph-rsid="002d1e13" style:font-size-asian="16pt" style:font-weight-asian="bold" style:font-weight-complex="bold"/>
    </style:style>
    <style:style style:name="P17" style:family="paragraph" style:parent-style-name="Standard">
      <style:paragraph-properties fo:text-align="center" style:justify-single-word="false"/>
      <style:text-properties fo:text-transform="uppercase" fo:font-size="14pt" fo:font-weight="bold" style:font-size-asian="14pt" style:font-weight-asian="bold" style:font-size-complex="14pt" style:font-weight-complex="bold"/>
    </style:style>
    <style:style style:name="P18" style:family="paragraph" style:parent-style-name="Standard">
      <style:paragraph-properties fo:text-align="center" style:justify-single-word="false"/>
      <style:text-properties fo:text-transform="uppercase" fo:font-size="14pt" fo:font-weight="bold" officeooo:paragraph-rsid="00175214" style:font-size-asian="14pt" style:font-weight-asian="bold" style:font-size-complex="14pt" style:font-weight-complex="bold"/>
    </style:style>
    <style:style style:name="P19" style:family="paragraph" style:parent-style-name="Standard">
      <style:paragraph-properties fo:text-align="center" style:justify-single-word="false"/>
      <style:text-properties fo:font-size="18pt" fo:font-weight="bold" officeooo:paragraph-rsid="00175214" style:font-size-asian="18pt" style:font-weight-asian="bold" style:font-weight-complex="bold"/>
    </style:style>
    <style:style style:name="P20" style:family="paragraph" style:parent-style-name="Standard">
      <style:paragraph-properties fo:text-align="center" style:justify-single-word="false"/>
      <style:text-properties fo:text-transform="uppercase" fo:font-size="18pt" fo:font-weight="bold" style:font-size-asian="18pt" style:font-weight-asian="bold" style:font-size-complex="18pt" style:font-weight-complex="bold"/>
    </style:style>
    <style:style style:name="P21" style:family="paragraph" style:parent-style-name="Standard">
      <style:paragraph-properties fo:text-align="center" style:justify-single-word="false"/>
      <style:text-properties officeooo:paragraph-rsid="00175214"/>
    </style:style>
    <style:style style:name="P22" style:family="paragraph" style:parent-style-name="Standard">
      <style:paragraph-properties fo:text-align="center" style:justify-single-word="false"/>
      <style:text-properties fo:font-size="18pt" officeooo:rsid="00175214" officeooo:paragraph-rsid="00175214" style:font-size-asian="18pt" style:font-size-complex="18pt"/>
    </style:style>
    <style:style style:name="P23" style:family="paragraph" style:parent-style-name="Heading_20_1" style:list-style-name="" style:master-page-name="Convert_20_2">
      <style:paragraph-properties fo:margin-left="0in" fo:text-indent="0in" style:auto-text-indent="false" style:page-number="auto"/>
      <style:text-properties fo:text-transform="uppercase" officeooo:paragraph-rsid="00175214"/>
    </style:style>
    <style:style style:name="P24" style:family="paragraph" style:parent-style-name="Standard">
      <style:text-properties fo:text-transform="uppercase" fo:font-weight="bold" style:font-weight-asian="bold" style:font-weight-complex="bold"/>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style:font-weight-complex="bold"/>
    </style:style>
    <style:style style:name="P27" style:family="paragraph" style:parent-style-name="Contents_20_1">
      <style:paragraph-properties>
        <style:tab-stops>
          <style:tab-stop style:position="6.8118in" style:leader-style="dotted" style:leader-text="."/>
        </style:tab-stops>
      </style:paragraph-properties>
    </style:style>
    <style:style style:name="P28" style:family="paragraph" style:parent-style-name="Contents_20_2">
      <style:paragraph-properties>
        <style:tab-stops>
          <style:tab-stop style:position="0.3937in"/>
        </style:tab-stops>
      </style:paragraph-properties>
    </style:style>
    <style:style style:name="P29" style:family="paragraph" style:parent-style-name="Contents_20_3">
      <style:paragraph-properties>
        <style:tab-stops>
          <style:tab-stop style:position="0.7874in"/>
        </style:tab-stops>
      </style:paragraph-properties>
    </style:style>
    <style:style style:name="P30" style:family="paragraph" style:parent-style-name="Contents_20_4">
      <style:text-properties style:font-name="Calibri" fo:font-size="11pt" fo:language="uk" fo:country="UA" fo:font-weight="bold" style:font-size-asian="11pt" style:language-asian="none" style:country-asian="none" style:font-weight-asian="bold" style:font-name-complex="Calibri" style:font-size-complex="11pt" style:font-weight-complex="bold"/>
    </style:style>
    <style:style style:name="P31" style:family="paragraph" style:parent-style-name="Heading_20_1">
      <style:paragraph-properties fo:break-before="page"/>
      <style:text-properties fo:text-transform="uppercase"/>
    </style:style>
    <style:style style:name="P32" style:family="paragraph" style:parent-style-name="Standard">
      <style:text-properties fo:text-transform="uppercase"/>
    </style:style>
    <style:style style:name="P33" style:family="paragraph" style:parent-style-name="Heading_20_2">
      <style:paragraph-properties fo:text-align="start" style:justify-single-word="false"/>
      <style:text-properties fo:font-weight="bold" style:font-weight-asian="bold" style:font-weight-complex="bold"/>
    </style:style>
    <style:style style:name="P34" style:family="paragraph" style:parent-style-name="Standard">
      <style:paragraph-properties fo:margin-left="0.4in" fo:margin-right="0in"/>
      <style:text-properties fo:color="#000000" loext:opacity="100%" fo:font-size="13pt" fo:letter-spacing="0.0028in" style:font-size-asian="13pt" style:font-size-complex="13pt"/>
    </style:style>
    <style:style style:name="P35" style:family="paragraph" style:parent-style-name="Standard">
      <style:paragraph-properties fo:margin-right="0in" fo:text-indent="0.4in" style:auto-text-indent="false"/>
    </style:style>
    <style:style style:name="P36" style:family="paragraph" style:parent-style-name="Heading_20_1">
      <style:text-properties fo:text-transform="uppercase"/>
    </style:style>
    <style:style style:name="P37" style:family="paragraph" style:parent-style-name="Standard">
      <style:text-properties officeooo:rsid="00290094" officeooo:paragraph-rsid="00290094"/>
    </style:style>
    <style:style style:name="P38" style:family="paragraph" style:parent-style-name="Heading_20_2" style:list-style-name="L1">
      <style:paragraph-properties fo:text-align="start" style:justify-single-word="false"/>
      <style:text-properties fo:font-weight="bold" style:font-weight-asian="bold" style:font-weight-complex="bold"/>
    </style:style>
    <style:style style:name="P39" style:family="paragraph" style:parent-style-name="Standard">
      <style:paragraph-properties fo:margin-right="0in" fo:text-indent="0.3752in" style:auto-text-indent="false"/>
      <style:text-properties fo:letter-spacing="0.0016in" officeooo:paragraph-rsid="002ee9f5"/>
    </style:style>
    <style:style style:name="P40" style:family="paragraph" style:parent-style-name="Standard">
      <style:paragraph-properties fo:margin-right="0in" fo:text-indent="0.3752in" style:auto-text-indent="false"/>
      <style:text-properties fo:letter-spacing="0.0016in"/>
    </style:style>
    <style:style style:name="P41" style:family="paragraph" style:parent-style-name="Heading_20_2" style:list-style-name="L1">
      <style:paragraph-properties fo:text-align="start" style:justify-single-word="false"/>
    </style:style>
    <style:style style:name="P42" style:family="paragraph" style:parent-style-name="Standard">
      <style:paragraph-properties fo:margin-right="0in" fo:text-align="justify" style:justify-single-word="false" fo:text-indent="0.4in" style:auto-text-indent="false"/>
    </style:style>
    <style:style style:name="P43" style:family="paragraph" style:parent-style-name="Heading_20_2" style:list-style-name="L2">
      <style:paragraph-properties fo:text-align="start" style:justify-single-word="false"/>
      <style:text-properties fo:font-weight="bold" style:font-weight-asian="bold" style:font-weight-complex="bold"/>
    </style:style>
    <style:style style:name="P44" style:family="paragraph" style:parent-style-name="Standard">
      <style:paragraph-properties fo:margin-right="0in" fo:text-indent="0.4in" style:auto-text-indent="false"/>
      <style:text-properties officeooo:paragraph-rsid="0031927c"/>
    </style:style>
    <style:style style:name="P45"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paragraph-rsid="00323375"/>
    </style:style>
    <style:style style:name="P46" style:family="paragraph" style:parent-style-name="Heading_20_2" style:list-style-name="L3">
      <style:paragraph-properties fo:text-align="start" style:justify-single-word="false"/>
      <style:text-properties fo:font-weight="bold" style:font-weight-asian="bold" style:font-weight-complex="bold"/>
    </style:style>
    <style:style style:name="P47" style:family="paragraph" style:parent-style-name="Heading_20_3">
      <style:paragraph-properties fo:text-align="start" style:justify-single-word="false"/>
      <style:text-properties officeooo:paragraph-rsid="00201322"/>
    </style:style>
    <style:style style:name="P48" style:family="paragraph" style:parent-style-name="Standard">
      <style:paragraph-properties fo:margin-right="0in" fo:text-indent="0.3in" style:auto-text-indent="false"/>
      <style:text-properties officeooo:paragraph-rsid="0033d74f"/>
    </style:style>
    <style:style style:name="P49"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11c5" officeooo:paragraph-rsid="003411c5"/>
    </style:style>
    <style:style style:name="P50" style:family="paragraph" style:parent-style-name="Standard" style:list-style-name="L4">
      <style:text-properties officeooo:rsid="003411c5" officeooo:paragraph-rsid="003411c5"/>
    </style:style>
    <style:style style:name="P51" style:family="paragraph" style:parent-style-name="Standard">
      <style:text-properties officeooo:paragraph-rsid="003411c5"/>
    </style:style>
    <style:style style:name="P52" style:family="paragraph" style:parent-style-name="Standard" style:list-style-name="L4">
      <style:text-properties officeooo:rsid="0034e2ae" officeooo:paragraph-rsid="0034e2ae"/>
    </style:style>
    <style:style style:name="P53"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e2ae" officeooo:paragraph-rsid="0034e2ae"/>
    </style:style>
    <style:style style:name="P54" style:family="paragraph" style:parent-style-name="Standard">
      <loext:graphic-properties draw:fill="none"/>
      <style:paragraph-properties fo:margin-left="0in" fo:margin-right="0in" fo:orphans="2" fo:widows="2" fo:text-indent="0.3752in" style:auto-text-indent="false" fo:background-color="transparent" style:writing-mode="lr-tb"/>
      <style:text-properties officeooo:rsid="0035a994" officeooo:paragraph-rsid="0035a994"/>
    </style:style>
    <style:style style:name="P55" style:family="paragraph" style:parent-style-name="Standard" style:list-style-name="L4">
      <style:text-properties officeooo:rsid="0034e2ae" officeooo:paragraph-rsid="0035a994"/>
    </style:style>
    <style:style style:name="P56" style:family="paragraph" style:parent-style-name="Standard">
      <style:text-properties officeooo:rsid="0034e2ae" officeooo:paragraph-rsid="0035a994"/>
    </style:style>
    <style:style style:name="P57"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e2ae" officeooo:paragraph-rsid="0036614b"/>
    </style:style>
    <style:style style:name="P58"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6614b" officeooo:paragraph-rsid="0036614b"/>
    </style:style>
    <style:style style:name="P59" style:family="paragraph" style:parent-style-name="Standard" style:list-style-name="L4">
      <style:text-properties officeooo:rsid="0034e2ae" officeooo:paragraph-rsid="0036614b"/>
    </style:style>
    <style:style style:name="P60"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6614b" officeooo:paragraph-rsid="0037842d"/>
    </style:style>
    <style:style style:name="P61" style:family="paragraph" style:parent-style-name="Standard" style:list-style-name="L4">
      <style:text-properties officeooo:rsid="0034e2ae" officeooo:paragraph-rsid="0037842d"/>
    </style:style>
    <style:style style:name="P62" style:family="paragraph" style:parent-style-name="Standard" style:list-style-name="L4">
      <style:text-properties officeooo:rsid="0034e2ae" officeooo:paragraph-rsid="00395544"/>
    </style:style>
    <style:style style:name="P63" style:family="paragraph" style:parent-style-name="Standard">
      <style:text-properties officeooo:rsid="0034e2ae" officeooo:paragraph-rsid="00395544"/>
    </style:style>
    <style:style style:name="P64"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e2ae" officeooo:paragraph-rsid="00395544"/>
    </style:style>
    <style:style style:name="P65" style:family="paragraph" style:parent-style-name="Standard" style:list-style-name="L4">
      <style:text-properties officeooo:rsid="00395544" officeooo:paragraph-rsid="00395544"/>
    </style:style>
    <style:style style:name="P66"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e2ae" officeooo:paragraph-rsid="003aa8ba"/>
    </style:style>
    <style:style style:name="P67" style:family="paragraph" style:parent-style-name="Standard">
      <loext:graphic-properties draw:fill="none"/>
      <style:paragraph-properties fo:margin-left="0in" fo:margin-right="0in" fo:orphans="2" fo:widows="2" fo:text-indent="0.3752in" style:auto-text-indent="false" fo:background-color="transparent" style:writing-mode="lr-tb"/>
      <style:text-properties officeooo:rsid="0034e2ae" officeooo:paragraph-rsid="00395544"/>
    </style:style>
    <style:style style:name="P68"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11c5" officeooo:paragraph-rsid="00395544"/>
    </style:style>
    <style:style style:name="P69" style:family="paragraph" style:parent-style-name="Standard" style:list-style-name="L4">
      <style:text-properties officeooo:rsid="00395544" officeooo:paragraph-rsid="003aa8ba"/>
    </style:style>
    <style:style style:name="P70"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e2ae" officeooo:paragraph-rsid="003c6501"/>
    </style:style>
    <style:style style:name="P71" style:family="paragraph" style:parent-style-name="Standard" style:list-style-name="L4">
      <style:text-properties officeooo:rsid="00395544" officeooo:paragraph-rsid="003c6501"/>
    </style:style>
    <style:style style:name="P72" style:family="paragraph" style:parent-style-name="Standard">
      <style:text-properties officeooo:rsid="00395544" officeooo:paragraph-rsid="003c6501"/>
    </style:style>
    <style:style style:name="P73"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e2ae" officeooo:paragraph-rsid="003e3dfa"/>
    </style:style>
    <style:style style:name="P74" style:family="paragraph" style:parent-style-name="Standard">
      <loext:graphic-properties draw:fill="none"/>
      <style:paragraph-properties fo:margin-left="0in" fo:margin-right="0in" fo:orphans="2" fo:widows="2" fo:text-indent="0.3752in" style:auto-text-indent="false" fo:background-color="transparent" style:writing-mode="lr-tb"/>
      <style:text-properties officeooo:rsid="0034e2ae" officeooo:paragraph-rsid="003e3dfa"/>
    </style:style>
    <style:style style:name="P75"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11c5" officeooo:paragraph-rsid="003e6149"/>
    </style:style>
    <style:style style:name="P76" style:family="paragraph" style:parent-style-name="Standard" style:list-style-name="L4">
      <style:text-properties officeooo:rsid="003e6149" officeooo:paragraph-rsid="003e6149"/>
    </style:style>
    <style:style style:name="P77"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e2ae" officeooo:paragraph-rsid="003fdd85"/>
    </style:style>
    <style:style style:name="P78" style:family="paragraph" style:parent-style-name="Standard" style:list-style-name="L4">
      <style:text-properties officeooo:rsid="003fdd85" officeooo:paragraph-rsid="003fdd85"/>
    </style:style>
    <style:style style:name="P79"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e2ae" officeooo:paragraph-rsid="003fddaa"/>
    </style:style>
    <style:style style:name="P80" style:family="paragraph" style:parent-style-name="Standard" style:list-style-name="L4">
      <style:text-properties officeooo:rsid="003fddaa" officeooo:paragraph-rsid="003fddaa"/>
    </style:style>
    <style:style style:name="P81"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11c5" officeooo:paragraph-rsid="003fddaa"/>
    </style:style>
    <style:style style:name="P82" style:family="paragraph" style:parent-style-name="Standard" style:list-style-name="L4">
      <style:text-properties officeooo:rsid="003e6149" officeooo:paragraph-rsid="003fddaa"/>
    </style:style>
    <style:style style:name="P83" style:family="paragraph" style:parent-style-name="Standard" style:list-style-name="L4">
      <style:text-properties officeooo:rsid="003fdd85" officeooo:paragraph-rsid="003fddaa"/>
    </style:style>
    <style:style style:name="P84" style:family="paragraph" style:parent-style-name="Standard">
      <loext:graphic-properties draw:fill="none"/>
      <style:paragraph-properties fo:margin-left="0in" fo:margin-right="0in" fo:orphans="2" fo:widows="2" fo:text-indent="0.3752in" style:auto-text-indent="false" fo:background-color="transparent" style:writing-mode="lr-tb"/>
      <style:text-properties officeooo:rsid="0034e2ae" officeooo:paragraph-rsid="003fddaa"/>
    </style:style>
    <style:style style:name="P85" style:family="paragraph" style:parent-style-name="Standard">
      <style:text-properties officeooo:rsid="0034e2ae" officeooo:paragraph-rsid="003fddaa"/>
    </style:style>
    <style:style style:name="P86"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e2ae" officeooo:paragraph-rsid="0041209f"/>
    </style:style>
    <style:style style:name="P87" style:family="paragraph" style:parent-style-name="Standard" style:list-style-name="L4">
      <style:text-properties officeooo:rsid="003fdd85" officeooo:paragraph-rsid="0041209f"/>
    </style:style>
    <style:style style:name="P88"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11c5" officeooo:paragraph-rsid="0041209f"/>
    </style:style>
    <style:style style:name="P89" style:family="paragraph" style:parent-style-name="Standard" style:list-style-name="L4">
      <style:text-properties officeooo:rsid="0041209f" officeooo:paragraph-rsid="0041209f"/>
    </style:style>
    <style:style style:name="P90"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e2ae" officeooo:paragraph-rsid="0041b02b"/>
    </style:style>
    <style:style style:name="P91" style:family="paragraph" style:parent-style-name="Standard" style:list-style-name="L4">
      <style:text-properties officeooo:rsid="003fdd85" officeooo:paragraph-rsid="0041b02b"/>
    </style:style>
    <style:style style:name="P92" style:family="paragraph" style:parent-style-name="Standard" style:list-style-name="L4">
      <style:text-properties officeooo:rsid="0041b02b" officeooo:paragraph-rsid="0041b02b"/>
    </style:style>
    <style:style style:name="P93" style:family="paragraph" style:parent-style-name="Standard">
      <loext:graphic-properties draw:fill="none"/>
      <style:paragraph-properties fo:margin-left="0in" fo:margin-right="0in" fo:orphans="2" fo:widows="2" fo:text-indent="0.3752in" style:auto-text-indent="false" fo:background-color="transparent" style:writing-mode="lr-tb"/>
      <style:text-properties officeooo:rsid="0034e2ae" officeooo:paragraph-rsid="0041b02b"/>
    </style:style>
    <style:style style:name="P94"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e2ae" officeooo:paragraph-rsid="004354ab"/>
    </style:style>
    <style:style style:name="P95" style:family="paragraph" style:parent-style-name="Standard" style:list-style-name="L4">
      <style:text-properties officeooo:rsid="004354ab" officeooo:paragraph-rsid="004354ab"/>
    </style:style>
    <style:style style:name="P96" style:family="paragraph" style:parent-style-name="Heading_20_3">
      <style:paragraph-properties fo:text-align="start" style:justify-single-word="false"/>
      <style:text-properties fo:color="#000000" loext:opacity="100%" fo:letter-spacing="0.0016in" style:font-size-complex="13pt"/>
    </style:style>
    <style:style style:name="P97" style:family="paragraph" style:parent-style-name="Standard">
      <style:text-properties fo:color="#000000" loext:opacity="100%" fo:letter-spacing="0.0016in" style:font-size-complex="13pt"/>
    </style:style>
    <style:style style:name="P98" style:family="paragraph" style:parent-style-name="Standard">
      <style:paragraph-properties fo:margin-right="0in" fo:text-align="justify" style:justify-single-word="false" fo:text-indent="0.4917in" style:auto-text-indent="false"/>
      <style:text-properties fo:color="#000000" loext:opacity="100%" fo:letter-spacing="0.0016in" officeooo:rsid="00323987" officeooo:paragraph-rsid="00323987" style:font-size-complex="13pt"/>
    </style:style>
    <style:style style:name="P99" style:family="paragraph" style:parent-style-name="Heading_20_3">
      <style:paragraph-properties fo:text-align="start" style:justify-single-word="false"/>
      <style:text-properties fo:color="#000000" loext:opacity="100%" style:font-size-complex="13pt"/>
    </style:style>
    <style:style style:name="P100" style:family="paragraph" style:parent-style-name="Standard">
      <style:text-properties fo:color="#000000" loext:opacity="100%" style:font-size-complex="13pt"/>
    </style:style>
    <style:style style:name="P101" style:family="paragraph" style:parent-style-name="Standard">
      <style:paragraph-properties fo:text-align="justify" style:justify-single-word="false"/>
      <style:text-properties fo:color="#000000" loext:opacity="100%" fo:letter-spacing="0.0016in" style:font-size-complex="13pt"/>
    </style:style>
    <style:style style:name="P102" style:family="paragraph" style:parent-style-name="Standard">
      <style:paragraph-properties fo:text-align="justify" style:justify-single-word="false"/>
      <style:text-properties fo:color="#000000" loext:opacity="100%" fo:letter-spacing="0.0016in" officeooo:paragraph-rsid="003411c5" style:font-size-complex="13pt"/>
    </style:style>
    <style:style style:name="P103" style:family="paragraph" style:parent-style-name="Heading_20_3" style:list-style-name="L5">
      <style:paragraph-properties fo:text-align="start" style:justify-single-word="false"/>
    </style:style>
    <style:style style:name="P104" style:family="paragraph" style:parent-style-name="Standard">
      <style:paragraph-properties fo:margin-right="0in" fo:text-align="justify" style:justify-single-word="false" fo:text-indent="0.4917in" style:auto-text-indent="false"/>
      <style:text-properties officeooo:paragraph-rsid="004354ab"/>
    </style:style>
    <style:style style:name="P105" style:family="paragraph" style:parent-style-name="Standard" style:list-style-name="L4">
      <style:paragraph-properties fo:text-align="justify" style:justify-single-word="false"/>
      <style:text-properties officeooo:paragraph-rsid="0044259a"/>
    </style:style>
    <style:style style:name="P106" style:family="paragraph" style:parent-style-name="Standard">
      <style:paragraph-properties fo:text-align="justify" style:justify-single-word="false"/>
    </style:style>
    <style:style style:name="P107" style:family="paragraph" style:parent-style-name="Heading_20_3" style:list-style-name="L5">
      <style:paragraph-properties fo:text-align="start" style:justify-single-word="false"/>
      <style:text-properties fo:color="#000000" loext:opacity="100%" fo:letter-spacing="0.0035in" style:font-size-complex="13pt"/>
    </style:style>
    <style:style style:name="P108" style:family="paragraph" style:parent-style-name="Standard">
      <style:text-properties fo:color="#000000" loext:opacity="100%" fo:letter-spacing="0.0035in" style:font-size-complex="13pt"/>
    </style:style>
    <style:style style:name="P109" style:family="paragraph" style:parent-style-name="Standard">
      <style:paragraph-properties fo:margin-right="0in" fo:text-align="justify" style:justify-single-word="false" fo:text-indent="0.4917in" style:auto-text-indent="false"/>
    </style:style>
    <style:style style:name="P110" style:family="paragraph" style:parent-style-name="Heading_20_3" style:list-style-name="L6">
      <style:paragraph-properties fo:text-align="start" style:justify-single-word="false"/>
      <style:text-properties fo:color="#000000" loext:opacity="100%" style:font-size-complex="13pt"/>
    </style:style>
    <style:style style:name="P111" style:family="paragraph" style:parent-style-name="Standard" style:list-style-name="L4">
      <style:text-properties officeooo:paragraph-rsid="004354ab"/>
    </style:style>
    <style:style style:name="P112" style:family="paragraph" style:parent-style-name="Heading_20_3" style:list-style-name="L6">
      <style:paragraph-properties fo:text-align="start" style:justify-single-word="false"/>
      <style:text-properties fo:color="#000000" loext:opacity="100%" fo:letter-spacing="0.0016in" style:font-size-complex="13pt"/>
    </style:style>
    <style:style style:name="P113" style:family="paragraph" style:parent-style-name="Standard">
      <style:paragraph-properties fo:text-align="justify" style:justify-single-word="false"/>
      <style:text-properties fo:letter-spacing="0.0008in"/>
    </style:style>
    <style:style style:name="P114" style:family="paragraph" style:parent-style-name="Standard">
      <style:paragraph-properties fo:text-align="justify" style:justify-single-word="false"/>
      <style:text-properties fo:letter-spacing="0.0016in"/>
    </style:style>
    <style:style style:name="P115" style:family="paragraph" style:parent-style-name="Heading_20_3" style:list-style-name="L7">
      <style:paragraph-properties fo:text-align="start" style:justify-single-word="false"/>
      <style:text-properties fo:color="#000000" loext:opacity="100%" fo:letter-spacing="-0.0063in" style:font-size-complex="14pt"/>
    </style:style>
    <style:style style:name="P116" style:family="paragraph" style:parent-style-name="Standard">
      <style:text-properties fo:color="#000000" loext:opacity="100%" fo:letter-spacing="-0.0063in" style:font-size-complex="14pt"/>
    </style:style>
    <style:style style:name="P117" style:family="paragraph" style:parent-style-name="Standard">
      <style:paragraph-properties fo:text-align="justify" style:justify-single-word="false"/>
      <style:text-properties fo:letter-spacing="0.0028in"/>
    </style:style>
    <style:style style:name="P118" style:family="paragraph" style:parent-style-name="Heading_20_3" style:list-style-name="L7">
      <style:paragraph-properties fo:text-align="start" style:justify-single-word="false"/>
      <style:text-properties fo:color="#000000" loext:opacity="100%" fo:letter-spacing="0.0008in" style:font-size-complex="13pt"/>
    </style:style>
    <style:style style:name="P119" style:family="paragraph" style:parent-style-name="Standard">
      <style:text-properties fo:color="#000000" loext:opacity="100%" fo:letter-spacing="0.0008in" style:font-size-complex="13pt"/>
    </style:style>
    <style:style style:name="P120" style:family="paragraph" style:parent-style-name="Standard">
      <style:paragraph-properties fo:text-align="justify" style:justify-single-word="false"/>
      <style:text-properties fo:letter-spacing="-0.002in"/>
    </style:style>
    <style:style style:name="P121" style:family="paragraph" style:parent-style-name="Standard">
      <style:text-properties fo:letter-spacing="-0.002in"/>
    </style:style>
    <style:style style:name="P122" style:family="paragraph" style:parent-style-name="Standard">
      <style:paragraph-properties fo:margin-left="0.4in" fo:margin-right="0in" fo:text-align="justify" style:justify-single-word="false"/>
      <style:text-properties fo:color="#000000" loext:opacity="100%" fo:letter-spacing="0.002in" style:font-size-complex="13pt"/>
    </style:style>
    <style:style style:name="P123" style:family="paragraph" style:parent-style-name="Standard">
      <style:paragraph-properties fo:text-align="justify" style:justify-single-word="false"/>
      <style:text-properties fo:color="#000000" loext:opacity="100%" fo:letter-spacing="0.002in" style:font-size-complex="13pt"/>
    </style:style>
    <style:style style:name="P124" style:family="paragraph" style:parent-style-name="Standard">
      <style:paragraph-properties fo:margin-left="0.3in" fo:margin-right="0in" fo:text-indent="0.1in" style:auto-text-indent="false"/>
    </style:style>
    <style:style style:name="P125" style:family="paragraph" style:parent-style-name="Heading_20_3" style:list-style-name="">
      <style:paragraph-properties fo:margin-left="0in" fo:text-align="start" style:justify-single-word="false" fo:text-indent="0in" style:auto-text-indent="false"/>
    </style:style>
    <style:style style:name="P126" style:family="paragraph" style:parent-style-name="Heading_20_2" style:list-style-name="L8">
      <style:paragraph-properties fo:text-align="start" style:justify-single-word="false"/>
      <style:text-properties fo:font-weight="bold" style:font-weight-asian="bold" style:font-weight-complex="bold"/>
    </style:style>
    <style:style style:name="P127" style:family="paragraph" style:parent-style-name="Standard">
      <style:paragraph-properties fo:line-height="150%"/>
    </style:style>
    <style:style style:name="P128" style:family="paragraph" style:parent-style-name="Standard">
      <style:paragraph-properties fo:line-height="150%"/>
      <style:text-properties fo:letter-spacing="0.0016in" officeooo:rsid="002693c5" officeooo:paragraph-rsid="002693c5"/>
    </style:style>
    <style:style style:name="P129" style:family="paragraph" style:parent-style-name="Standard">
      <style:paragraph-properties fo:line-height="150%"/>
      <style:text-properties officeooo:rsid="00201322" officeooo:paragraph-rsid="00201322"/>
    </style:style>
    <style:style style:name="P130" style:family="paragraph" style:parent-style-name="Standard">
      <style:paragraph-properties fo:margin-left="0.4917in" fo:margin-right="0in"/>
    </style:style>
    <style:style style:name="P131" style:family="paragraph" style:parent-style-name="Standard">
      <style:paragraph-properties fo:margin-right="0in" fo:text-indent="0.3in" style:auto-text-indent="false"/>
    </style:style>
    <style:style style:name="P132" style:family="paragraph" style:parent-style-name="Standard">
      <style:paragraph-properties fo:margin-right="0in" fo:text-indent="0.4917in" style:auto-text-indent="false"/>
    </style:style>
    <style:style style:name="P133" style:family="paragraph" style:parent-style-name="Heading_20_2" style:list-style-name="L9">
      <style:paragraph-properties fo:text-align="start" style:justify-single-word="false"/>
      <style:text-properties fo:font-weight="bold" style:font-weight-asian="bold" style:font-weight-complex="bold"/>
    </style:style>
    <style:style style:name="P134" style:family="paragraph" style:parent-style-name="Standard">
      <style:paragraph-properties fo:text-align="justify" style:justify-single-word="false"/>
      <style:text-properties fo:letter-spacing="-0.0126in"/>
    </style:style>
    <style:style style:name="P135" style:family="paragraph" style:parent-style-name="Standard">
      <style:paragraph-properties fo:text-align="justify" style:justify-single-word="false"/>
      <style:text-properties fo:letter-spacing="-0.0071in"/>
    </style:style>
    <style:style style:name="P136" style:family="paragraph" style:parent-style-name="Standard">
      <style:paragraph-properties fo:text-align="justify" style:justify-single-word="false"/>
      <style:text-properties fo:letter-spacing="0.0016in" officeooo:paragraph-rsid="00252a9f"/>
    </style:style>
    <style:style style:name="P137" style:family="paragraph" style:parent-style-name="Standard">
      <style:paragraph-properties fo:text-align="justify" style:justify-single-word="false"/>
      <style:text-properties fo:letter-spacing="0.0016in" officeooo:paragraph-rsid="0045f5cd"/>
    </style:style>
    <style:style style:name="P138" style:family="paragraph" style:parent-style-name="Standard">
      <style:paragraph-properties fo:text-align="justify" style:justify-single-word="false"/>
      <style:text-properties fo:letter-spacing="0.0016in" officeooo:paragraph-rsid="0047aef0"/>
    </style:style>
    <style:style style:name="P139" style:family="paragraph" style:parent-style-name="Standard">
      <style:paragraph-properties fo:margin-right="0in" fo:text-align="justify" style:justify-single-word="false" fo:text-indent="0.4in" style:auto-text-indent="false"/>
      <style:text-properties fo:letter-spacing="0.0016in"/>
    </style:style>
    <style:style style:name="P140" style:family="paragraph" style:parent-style-name="Standard">
      <style:paragraph-properties fo:margin-right="0in" fo:text-align="justify" style:justify-single-word="false" fo:text-indent="0.4in" style:auto-text-indent="false"/>
      <style:text-properties fo:font-size="8pt" fo:letter-spacing="0.0008in" style:font-size-asian="8pt"/>
    </style:style>
    <style:style style:name="P141" style:family="paragraph" style:parent-style-name="Standard">
      <style:paragraph-properties fo:line-height="150%" fo:text-align="justify" style:justify-single-word="false"/>
      <style:text-properties fo:letter-spacing="0.0008in"/>
    </style:style>
    <style:style style:name="P142" style:family="paragraph" style:parent-style-name="Standard">
      <style:paragraph-properties fo:line-height="150%" fo:text-align="justify" style:justify-single-word="false"/>
    </style:style>
    <style:style style:name="P143" style:family="paragraph" style:parent-style-name="Standard">
      <style:paragraph-properties fo:line-height="150%" fo:text-align="justify" style:justify-single-word="false"/>
      <style:text-properties fo:letter-spacing="-0.0008in"/>
    </style:style>
    <style:style style:name="P144" style:family="paragraph" style:parent-style-name="Standard">
      <style:paragraph-properties fo:text-align="justify" style:justify-single-word="false"/>
      <style:text-properties fo:letter-spacing="-0.0075in"/>
    </style:style>
    <style:style style:name="P145" style:family="paragraph" style:parent-style-name="Heading_20_2" style:list-style-name="L9">
      <style:paragraph-properties fo:text-align="start" style:justify-single-word="false"/>
      <style:text-properties fo:color="#000000" loext:opacity="100%" fo:font-weight="bold" style:font-weight-asian="bold" style:font-size-complex="16.5pt" style:font-weight-complex="bold"/>
    </style:style>
    <style:style style:name="P146" style:family="paragraph" style:parent-style-name="Standard">
      <style:text-properties fo:color="#000000" loext:opacity="100%" fo:font-weight="bold" style:font-weight-asian="bold" style:font-size-complex="16.5pt" style:font-weight-complex="bold"/>
    </style:style>
    <style:style style:name="P147" style:family="paragraph" style:parent-style-name="Standard">
      <style:paragraph-properties fo:margin-right="0in" fo:text-align="justify" style:justify-single-word="false" fo:text-indent="0.4917in" style:auto-text-indent="false"/>
      <style:text-properties officeooo:paragraph-rsid="0047aef0"/>
    </style:style>
    <style:style style:name="P148" style:family="paragraph" style:parent-style-name="Standard" style:list-style-name="WW8Num7">
      <style:paragraph-properties fo:text-align="justify" style:justify-single-word="false"/>
      <style:text-properties fo:letter-spacing="-0.0016in"/>
    </style:style>
    <style:style style:name="P149" style:family="paragraph" style:parent-style-name="Standard" style:list-style-name="WW8Num10">
      <style:paragraph-properties fo:text-align="justify" style:justify-single-word="false"/>
      <style:text-properties fo:letter-spacing="-0.0016in"/>
    </style:style>
    <style:style style:name="P150" style:family="paragraph" style:parent-style-name="Standard">
      <style:paragraph-properties fo:margin-left="0.9917in" fo:margin-right="0in" fo:text-align="justify" style:justify-single-word="false"/>
      <style:text-properties fo:letter-spacing="-0.0016in"/>
    </style:style>
    <style:style style:name="P151" style:family="paragraph" style:parent-style-name="Standard" style:list-style-name="WW8Num17">
      <style:paragraph-properties fo:text-align="justify" style:justify-single-word="false"/>
      <style:text-properties fo:letter-spacing="-0.0016in"/>
    </style:style>
    <style:style style:name="P152" style:family="paragraph" style:parent-style-name="Standard" style:list-style-name="WW8Num17">
      <style:paragraph-properties fo:text-align="justify" style:justify-single-word="false"/>
      <style:text-properties fo:letter-spacing="-0.0016in" officeooo:rsid="0047aef0" officeooo:paragraph-rsid="0047aef0"/>
    </style:style>
    <style:style style:name="P153" style:family="paragraph" style:parent-style-name="Standard" style:list-style-name="WW8Num21">
      <style:paragraph-properties fo:text-align="justify" style:justify-single-word="false"/>
      <style:text-properties fo:letter-spacing="-0.0016in"/>
    </style:style>
    <style:style style:name="P154" style:family="paragraph" style:parent-style-name="Standard" style:list-style-name="WW8Num1">
      <style:paragraph-properties fo:text-align="justify" style:justify-single-word="false"/>
      <style:text-properties fo:letter-spacing="-0.0016in"/>
    </style:style>
    <style:style style:name="P155" style:family="paragraph" style:parent-style-name="Standard" style:list-style-name="WW8Num3">
      <style:text-properties officeooo:paragraph-rsid="0049a790"/>
    </style:style>
    <style:style style:name="P156" style:family="paragraph" style:parent-style-name="Standard" style:list-style-name="WW8Num3">
      <style:text-properties officeooo:rsid="00217796" officeooo:paragraph-rsid="00217796"/>
    </style:style>
    <style:style style:name="P157" style:family="paragraph" style:parent-style-name="Standard">
      <style:paragraph-properties fo:margin-right="0in" fo:text-indent="0.4917in" style:auto-text-indent="false"/>
      <style:text-properties officeooo:paragraph-rsid="0049a790"/>
    </style:style>
    <style:style style:name="P158" style:family="paragraph" style:parent-style-name="Standard" style:list-style-name="WW8Num20"/>
    <style:style style:name="P159" style:family="paragraph" style:parent-style-name="Standard">
      <style:text-properties fo:language="en" fo:country="US"/>
    </style:style>
    <style:style style:name="P160" style:family="paragraph" style:parent-style-name="Standard" style:list-style-name="WW8Num9">
      <style:text-properties officeooo:paragraph-rsid="0049a790"/>
    </style:style>
    <style:style style:name="P161" style:family="paragraph" style:parent-style-name="Standard" style:list-style-name="WW8Num9"/>
    <style:style style:name="P162" style:family="paragraph" style:parent-style-name="Heading_20_2" style:list-style-name="L10">
      <style:paragraph-properties fo:text-align="start" style:justify-single-word="false"/>
      <style:text-properties fo:font-weight="bold" style:font-weight-asian="bold" style:font-weight-complex="bold"/>
    </style:style>
    <style:style style:name="P163" style:family="paragraph" style:parent-style-name="Standard" style:list-style-name="WW8Num18">
      <style:text-properties officeooo:paragraph-rsid="0049a790"/>
    </style:style>
    <style:style style:name="P164" style:family="paragraph" style:parent-style-name="Standard">
      <style:paragraph-properties fo:margin-right="0in" fo:text-align="justify" style:justify-single-word="false" fo:text-indent="0.4917in" style:auto-text-indent="false"/>
      <style:text-properties fo:letter-spacing="0.0098in"/>
    </style:style>
    <style:style style:name="P165" style:family="paragraph" style:parent-style-name="Standard">
      <style:paragraph-properties fo:text-align="justify" style:justify-single-word="false"/>
      <style:text-properties fo:letter-spacing="-0.0016in"/>
    </style:style>
    <style:style style:name="P166" style:family="paragraph" style:parent-style-name="Standard">
      <style:text-properties fo:font-size="1pt" style:font-size-asian="1pt"/>
    </style:style>
    <style:style style:name="T1" style:family="text">
      <style:text-properties officeooo:rsid="007e5b1f"/>
    </style:style>
    <style:style style:name="T2" style:family="text">
      <style:text-properties officeooo:rsid="0032a530"/>
    </style:style>
    <style:style style:name="T3" style:family="text">
      <style:text-properties officeooo:rsid="004bfe69"/>
    </style:style>
    <style:style style:name="T4" style:family="text">
      <style:text-properties style:font-size-complex="14pt"/>
    </style:style>
    <style:style style:name="T5" style:family="text">
      <style:text-properties officeooo:rsid="004b5e0c"/>
    </style:style>
    <style:style style:name="T6" style:family="text">
      <style:text-properties fo:font-weight="bold" style:font-weight-asian="bold" style:font-weight-complex="bold"/>
    </style:style>
    <style:style style:name="T7" style:family="text">
      <style:text-properties fo:text-transform="uppercase"/>
    </style:style>
    <style:style style:name="T8" style:family="text">
      <style:text-properties officeooo:rsid="002d1e13"/>
    </style:style>
    <style:style style:name="T9" style:family="text">
      <style:text-properties officeooo:rsid="002ee9f5"/>
    </style:style>
    <style:style style:name="T10" style:family="text">
      <style:text-properties officeooo:rsid="00302c28"/>
    </style:style>
    <style:style style:name="T11" style:family="text">
      <style:text-properties fo:letter-spacing="0.0016in"/>
    </style:style>
    <style:style style:name="T12" style:family="text">
      <style:text-properties officeooo:rsid="0030dce6"/>
    </style:style>
    <style:style style:name="T13" style:family="text">
      <style:text-properties officeooo:rsid="0031927c"/>
    </style:style>
    <style:style style:name="T14" style:family="text">
      <style:text-properties officeooo:rsid="00323375"/>
    </style:style>
    <style:style style:name="T15" style:family="text">
      <style:text-properties officeooo:rsid="0035a994"/>
    </style:style>
    <style:style style:name="T16" style:family="text">
      <style:text-properties officeooo:rsid="0036614b"/>
    </style:style>
    <style:style style:name="T17" style:family="text">
      <style:text-properties officeooo:rsid="0037842d"/>
    </style:style>
    <style:style style:name="T18" style:family="text">
      <style:text-properties officeooo:rsid="00395544"/>
    </style:style>
    <style:style style:name="T19" style:family="text">
      <style:text-properties officeooo:rsid="003aa8ba"/>
    </style:style>
    <style:style style:name="T20" style:family="text">
      <style:text-properties officeooo:rsid="003c6501"/>
    </style:style>
    <style:style style:name="T21" style:family="text">
      <style:text-properties officeooo:rsid="003e3dfa"/>
    </style:style>
    <style:style style:name="T22" style:family="text">
      <style:text-properties officeooo:rsid="003e6149"/>
    </style:style>
    <style:style style:name="T23" style:family="text">
      <style:text-properties officeooo:rsid="003fdd85"/>
    </style:style>
    <style:style style:name="T24" style:family="text">
      <style:text-properties officeooo:rsid="003fddaa"/>
    </style:style>
    <style:style style:name="T25" style:family="text">
      <style:text-properties officeooo:rsid="0041209f"/>
    </style:style>
    <style:style style:name="T26" style:family="text">
      <style:text-properties officeooo:rsid="0041b02b"/>
    </style:style>
    <style:style style:name="T27" style:family="text">
      <style:text-properties officeooo:rsid="004354ab"/>
    </style:style>
    <style:style style:name="T28" style:family="text">
      <style:text-properties fo:color="#000000" loext:opacity="100%" fo:letter-spacing="0.0016in" style:font-size-complex="13pt"/>
    </style:style>
    <style:style style:name="T29" style:family="text">
      <style:text-properties fo:color="#000000" loext:opacity="100%" style:font-size-complex="13pt"/>
    </style:style>
    <style:style style:name="T30" style:family="text">
      <style:text-properties fo:color="#000000" loext:opacity="100%" fo:letter-spacing="0.0008in" style:font-size-complex="13pt"/>
    </style:style>
    <style:style style:name="T31" style:family="text">
      <style:text-properties fo:letter-spacing="0.0016in" officeooo:rsid="004354ab"/>
    </style:style>
    <style:style style:name="T32" style:family="text">
      <style:text-properties fo:letter-spacing="-0.0016in" officeooo:rsid="004354ab"/>
    </style:style>
    <style:style style:name="T33" style:family="text">
      <style:text-properties fo:letter-spacing="0.0008in"/>
    </style:style>
    <style:style style:name="T34" style:family="text">
      <style:text-properties fo:letter-spacing="0.0008in" officeooo:rsid="001bfbf1"/>
    </style:style>
    <style:style style:name="T35" style:family="text">
      <style:text-properties fo:letter-spacing="-0.0075in" officeooo:rsid="004354ab"/>
    </style:style>
    <style:style style:name="T36" style:family="text">
      <style:text-properties fo:letter-spacing="0.0047in"/>
    </style:style>
    <style:style style:name="T37" style:family="text">
      <style:text-properties fo:letter-spacing="-0.0016in"/>
    </style:style>
    <style:style style:name="T38" style:family="text">
      <style:text-properties fo:letter-spacing="-0.0173in" officeooo:rsid="004354ab"/>
    </style:style>
    <style:style style:name="T39" style:family="text">
      <style:text-properties fo:letter-spacing="0.0055in"/>
    </style:style>
    <style:style style:name="T40" style:family="text">
      <style:text-properties fo:letter-spacing="0.0055in" officeooo:rsid="001bfbf1"/>
    </style:style>
    <style:style style:name="T41" style:family="text">
      <style:text-properties officeooo:rsid="001bfbf1"/>
    </style:style>
    <style:style style:name="T42" style:family="text">
      <style:text-properties fo:letter-spacing="0.0102in"/>
    </style:style>
    <style:style style:name="T43" style:family="text">
      <style:text-properties fo:letter-spacing="0.0035in"/>
    </style:style>
    <style:style style:name="T44" style:family="text">
      <style:text-properties fo:letter-spacing="0.0035in" officeooo:rsid="004354ab"/>
    </style:style>
    <style:style style:name="T45" style:family="text">
      <style:text-properties fo:letter-spacing="-0.002in"/>
    </style:style>
    <style:style style:name="T46" style:family="text">
      <style:text-properties officeooo:rsid="0044259a"/>
    </style:style>
    <style:style style:name="T47" style:family="text">
      <style:text-properties officeooo:rsid="00201322"/>
    </style:style>
    <style:style style:name="T48" style:family="text">
      <style:text-properties fo:language="en" fo:country="US" officeooo:rsid="00201322"/>
    </style:style>
    <style:style style:name="T49" style:family="text">
      <style:text-properties fo:letter-spacing="0.0028in" officeooo:rsid="0044259a"/>
    </style:style>
    <style:style style:name="T50" style:family="text">
      <style:text-properties fo:letter-spacing="0.0028in"/>
    </style:style>
    <style:style style:name="T51" style:family="text">
      <style:text-properties fo:letter-spacing="0.0028in" officeooo:rsid="00201322"/>
    </style:style>
    <style:style style:name="T52" style:family="text">
      <style:text-properties fo:language="en" fo:country="US"/>
    </style:style>
    <style:style style:name="T53" style:family="text">
      <style:text-properties fo:language="en" fo:country="US" officeooo:rsid="000f89c8"/>
    </style:style>
    <style:style style:name="T54" style:family="text">
      <style:text-properties fo:letter-spacing="-0.002in" officeooo:rsid="002570a7"/>
    </style:style>
    <style:style style:name="T55" style:family="text">
      <style:text-properties fo:letter-spacing="-0.002in" officeooo:rsid="0044259a"/>
    </style:style>
    <style:style style:name="T56" style:family="text">
      <style:text-properties officeooo:rsid="002693c5"/>
    </style:style>
    <style:style style:name="T57" style:family="text">
      <style:text-properties officeooo:rsid="0045f5cd"/>
    </style:style>
    <style:style style:name="T58" style:family="text">
      <style:text-properties officeooo:rsid="0047aef0"/>
    </style:style>
    <style:style style:name="T59" style:family="text">
      <style:text-properties fo:letter-spacing="0.002in"/>
    </style:style>
    <style:style style:name="T60" style:family="text">
      <style:text-properties fo:letter-spacing="0.002in" officeooo:rsid="0047aef0"/>
    </style:style>
    <style:style style:name="T61" style:family="text">
      <style:text-properties fo:letter-spacing="-0.0008in"/>
    </style:style>
    <style:style style:name="T62" style:family="text">
      <style:text-properties officeooo:rsid="0049a790"/>
    </style:style>
    <style:style style:name="T63" style:family="text">
      <style:text-properties fo:letter-spacing="-0.0016in" officeooo:rsid="0049a790"/>
    </style:style>
    <style:style style:name="T64" style:family="text">
      <style:text-properties officeooo:rsid="00217796"/>
    </style:style>
    <style:style style:name="T65" style:family="text">
      <style:text-properties fo:font-size="16pt" fo:font-weight="bold" style:font-size-asian="16pt" style:font-weight-asian="bold" style:font-size-complex="16pt" style:font-weight-complex="bold"/>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ge" fo:background-color="#ffffff" style:background-transparency="100%" draw:fill="solid" draw:fill-color="#ffffff" draw:opacity="0%" fo:padding="0in" fo:border="none" style:writing-mode="lr-tb" draw:wrap-influence-on-position="once-successive" loext:allow-overlap="true"/>
    </style:style>
    <style:style style:name="Sect1" style:family="section">
      <style:section-properties style:editable="false">
        <style:columns fo:column-count="1" fo:column-gap="0in"/>
      </style:section-properties>
    </style:style>
    <text:list-style style:name="L1">
      <text:list-level-style-number text:level="1" text:style-name="WW8Num15z0" loext:num-list-format="%1%." style:num-suffix="." style:num-format="1" text:start-value="2">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8Num15z0" loext:num-list-format="%1%." style:num-suffix="." style:num-format="1" text:start-value="3">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8Num15z0" loext:num-list-format="%1%." style:num-suffix="." style:num-format="1" text:start-value="4">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WW8Num15z0" loext:num-list-format="%1%." style:num-suffix="." style:num-format="1" text:start-value="4">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start-value="2"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8Num15z0" loext:num-list-format="%1%." style:num-suffix="." style:num-format="1" text:start-value="4">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start-value="3"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8Num15z0" loext:num-list-format="%1%." style:num-suffix="." style:num-format="1" text:start-value="4">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start-value="5"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WW8Num15z0" loext:num-list-format="%1%." style:num-suffix="." style:num-format="1" text:start-value="5">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WW8Num15z0" loext:num-list-format="%1%." style:num-suffix="." style:num-format="1" text:start-value="7">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8Num15z0" loext:num-list-format="%1%." style:num-suffix="." style:num-format="1" text:start-value="8">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ИНИСТЕРСТВО ЦИФРОВОГО РАЗВИТИЯ, СВЯЗИ И МАССОВЫХ КОММУНИКАЦИЙ РОССИЙСКОЙ ФЕДЕРАЦИИ </text:p>
      <text:p text:style-name="P1"/>
      <text:p text:style-name="P1">ФЕДЕРАЛЬНОЕ ГОСУДАРСТВЕННОЕ БЮДЖЕТНОЕ ОБРАЗОВАТЕЛЬНОЕ УЧРЕЖДЕНИЕ ВЫСШЕГО ОБРАЗОВАНИЯ </text:p>
      <text:p text:style-name="P1">«САНКТ-ПЕТЕРБУРГСКИЙ ГОСУДАРСТВЕННЫЙ УНИВЕРСИТЕТ ТЕЛЕКОММУНИКАЦИЙ ИМ. ПРОФ. М.А. БОНЧ-БРУЕВИЧА» </text:p>
      <text:p text:style-name="P1">(СПбГУТ)</text:p>
      <text:p text:style-name="P2"/>
      <text:p text:style-name="P2"/>
      <text:p text:style-name="P2"/>
      <text:p text:style-name="P2"/>
      <text:p text:style-name="P2"/>
      <text:p text:style-name="P3"><text:span text:style-name="T1">Лабораторная</text:span> работа №<text:span text:style-name="T1">1</text:span></text:p>
      <text:p text:style-name="P4">по курсу</text:p>
      <text:p text:style-name="P4">«Проектирование и архитектура программных систем»</text:p>
      <text:p text:style-name="P4"/>
      <text:p text:style-name="P5">Стадия разработки – техническое задание</text:p>
      <text:p text:style-name="P6"/>
      <text:p text:style-name="P6"/>
      <text:p text:style-name="P7"/>
      <text:p text:style-name="P7"/>
      <text:p text:style-name="P7"/>
      <text:p text:style-name="P7"/>
      <text:p text:style-name="P7"/>
      <text:p text:style-name="P7"/>
      <text:p text:style-name="P7"/>
      <text:p text:style-name="P8"><text:tab/><text:tab/><text:tab/><text:tab/> <text:s text:c="6"/><text:tab/><text:tab/><text:tab/><text:tab/><text:tab/><text:span text:style-name="T2">Выполнил:</text:span></text:p>
      <text:p text:style-name="P8"><text:span text:style-name="T2"><text:s/>с</text:span>тудент <text:span text:style-name="T2">группы ИКПИ-</text:span><text:span text:style-name="T3">11</text:span></text:p>
      <text:p text:style-name="P9">Крылов А.В.</text:p>
      <text:p text:style-name="P10"/>
      <text:p text:style-name="P11">Принял: </text:p>
      <text:p text:style-name="P12">Смирнов К.А.</text:p>
      <text:p text:style-name="P2"/>
      <text:p text:style-name="P2"/>
      <text:p text:style-name="P2"/>
      <text:p text:style-name="P2"/>
      <text:p text:style-name="P2"/>
      <text:p text:style-name="P2"/>
      <text:p text:style-name="P2"/>
      <text:p text:style-name="P7">Санкт-Петербург</text:p>
      <text:p text:style-name="P13"/>
      <text:p text:style-name="P14"/>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6">hal для микроконтроллера mik32 amur</text:p>
      <text:p text:style-name="P17"/>
      <text:p text:style-name="P18"/>
      <text:p text:style-name="P19"><text:s/>Техническое задание</text:p>
      <text:p text:style-name="P20"/>
      <text:p text:style-name="P21">А.В.00001-01 ТЗ 01</text:p>
      <text:p text:style-name="P21"/>
      <text:p text:style-name="P21"/>
      <text:p text:style-name="P22">Листов <text:page-count>20</text:page-count></text:p>
      <text:h text:style-name="P23" text:outline-level="1"><text:bookmark-start text:name="__RefHeading___Toc178980744"/>Содержание<text:bookmark-end text:name="__RefHeading___Toc178980744"/></text:h>
      <text:p text:style-name="P24"/>
      <text:p text:style-name="P25"/>
      <text:p text:style-name="P26"/>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6.8118in"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0.3937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0.7874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left" style:position="1.1811in" style:leader-char=" "/>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text:a xlink:type="simple" xlink:href="#__RefHeading___Toc178980744" text:style-name="Index_20_Link" text:visited-style-name="Index_20_Link"><text:s/>С<text:span text:style-name="T5">ОДЕРЖАНИЕ</text:span><text:tab/>2</text:a></text:p>
          <text:p text:style-name="P27"><text:a xlink:type="simple" xlink:href="#__RefHeading___Toc178980745" text:style-name="Index_20_Link" text:visited-style-name="Index_20_Link">1. <text:span text:style-name="T5">ВВЕДЕНИЕ</text:span><text:tab/>4</text:a></text:p>
          <text:p text:style-name="P28"><text:a xlink:type="simple" xlink:href="#__RefHeading___Toc178980746" text:style-name="Index_20_Link" text:visited-style-name="Index_20_Link"><text:span text:style-name="T6">1.1.</text:span> <text:span text:style-name="T6">Наименование программы<text:tab/>4</text:span></text:a></text:p>
          <text:p text:style-name="P28"><text:a xlink:type="simple" xlink:href="#__RefHeading___Toc178980747" text:style-name="Index_20_Link" text:visited-style-name="Index_20_Link"><text:span text:style-name="T6">1.2. Краткая характеристика области применения программы</text:span><text:tab/>4</text:a></text:p>
          <text:p text:style-name="P27"><text:a xlink:type="simple" xlink:href="#__RefHeading___Toc178980748" text:style-name="Index_20_Link" text:visited-style-name="Index_20_Link">2. О<text:span text:style-name="T5">СНОВАНИЕ ДЛЯ РАЗРАБОТКИ</text:span><text:tab/>4</text:a></text:p>
          <text:p text:style-name="P28"><text:a xlink:type="simple" xlink:href="#__RefHeading___Toc178980749" text:style-name="Index_20_Link" text:visited-style-name="Index_20_Link"><text:span text:style-name="T6">2.1. Основание для проведения разработки<text:tab/>4</text:span></text:a></text:p>
          <text:p text:style-name="P28"><text:a xlink:type="simple" xlink:href="#__RefHeading___Toc178980750" text:style-name="Index_20_Link" text:visited-style-name="Index_20_Link"><text:span text:style-name="T6">2.2. Наименование и условное обозначение темы разработки <text:tab/>4</text:span></text:a></text:p>
          <text:p text:style-name="P27"><text:a xlink:type="simple" xlink:href="#__RefHeading___Toc178980751" text:style-name="Index_20_Link" text:visited-style-name="Index_20_Link">3. <text:span text:style-name="T5">НАЗНАЧЕНИЕ РАЗРАБОТКИ</text:span><text:tab/>5</text:a></text:p>
          <text:p text:style-name="P28"><text:a xlink:type="simple" xlink:href="#__RefHeading___Toc178980752" text:style-name="Index_20_Link" text:visited-style-name="Index_20_Link"><text:span text:style-name="T6">3.1. Функциональное назначение программы<text:tab/>5</text:span></text:a></text:p>
          <text:p text:style-name="P28"><text:a xlink:type="simple" xlink:href="#__RefHeading___Toc178980753" text:style-name="Index_20_Link" text:visited-style-name="Index_20_Link"><text:span text:style-name="T6">3.2. Эксплуатационное назначение программы<text:tab/>5</text:span></text:a></text:p>
          <text:p text:style-name="P27"><text:a xlink:type="simple" xlink:href="#__RefHeading___Toc178980754" text:style-name="Index_20_Link" text:visited-style-name="Index_20_Link">4. <text:span text:style-name="T5">ТРЕБОВАНИЯ К ПРОГРАММЕ</text:span><text:tab/>5</text:a></text:p>
          <text:p text:style-name="P28"><text:a xlink:type="simple" xlink:href="#__RefHeading___Toc178980755" text:style-name="Index_20_Link" text:visited-style-name="Index_20_Link"><text:span text:style-name="T6">4.1. Требования к функциональным характеристикам<text:tab/>5</text:span></text:a></text:p>
          <text:p text:style-name="P29"><text:a xlink:type="simple" xlink:href="#__RefHeading___Toc178980756" text:style-name="Index_20_Link" text:visited-style-name="Index_20_Link">4.1.1. Требования к составу выполняемых функций<text:tab/>5</text:a></text:p>
          <text:p text:style-name="P29"><text:a xlink:type="simple" xlink:href="#__RefHeading___Toc178980757" text:style-name="Index_20_Link" text:visited-style-name="Index_20_Link">4.1.2. Требования к организации входных данных<text:tab/>11</text:a></text:p>
          <text:p text:style-name="P29"><text:a xlink:type="simple" xlink:href="#__RefHeading___Toc178980758" text:style-name="Index_20_Link" text:visited-style-name="Index_20_Link">4.1.3. Требования к организации выходных данных<text:tab/>11</text:a></text:p>
          <text:p text:style-name="P29"><text:a xlink:type="simple" xlink:href="#__RefHeading___Toc178980759" text:style-name="Index_20_Link" text:visited-style-name="Index_20_Link">4.1.4. Требования к временным характеристикам<text:tab/>11</text:a></text:p>
          <text:p text:style-name="P28"><text:a xlink:type="simple" xlink:href="#__RefHeading___Toc178980760" text:style-name="Index_20_Link" text:visited-style-name="Index_20_Link"><text:span text:style-name="T6">4.2. Требования к надежности<text:tab/>12</text:span></text:a></text:p>
          <text:p text:style-name="P29"><text:a xlink:type="simple" xlink:href="#__RefHeading___Toc178980761" text:style-name="Index_20_Link" text:visited-style-name="Index_20_Link">4.2.1. Требования к обеспечению надежного (устойчивого) функционирования программы<text:tab/>12</text:a></text:p>
          <text:p text:style-name="P29"><text:a xlink:type="simple" xlink:href="#__RefHeading___Toc178980762" text:style-name="Index_20_Link" text:visited-style-name="Index_20_Link">4.2.2. Время восстановления после отказа<text:tab/>12</text:a></text:p>
          <text:p text:style-name="P28"><text:a xlink:type="simple" xlink:href="#__RefHeading___Toc178980764" text:style-name="Index_20_Link" text:visited-style-name="Index_20_Link"><text:span text:style-name="T6">4.3. Условия эксплуатации<text:tab/>12</text:span></text:a></text:p>
          <text:p text:style-name="P29"><text:a xlink:type="simple" xlink:href="#__RefHeading___Toc178980765" text:style-name="Index_20_Link" text:visited-style-name="Index_20_Link">4.3.1. Климатические условия эксплуатации<text:tab/>12</text:a></text:p>
          <text:p text:style-name="P29"><text:a xlink:type="simple" xlink:href="#__RefHeading___Toc178980766" text:style-name="Index_20_Link" text:visited-style-name="Index_20_Link">4.3.2. Требования к видам обслуживания<text:tab/>13</text:a></text:p>
          <text:p text:style-name="P28"><text:a xlink:type="simple" xlink:href="#__RefHeading___Toc178980767" text:style-name="Index_20_Link" text:visited-style-name="Index_20_Link"><text:span text:style-name="T6">4.4. Требования к составу и параметрам технических средств<text:tab/>13</text:span></text:a></text:p>
          <text:p text:style-name="P28"><text:a xlink:type="simple" xlink:href="#__RefHeading___Toc178980768" text:style-name="Index_20_Link" text:visited-style-name="Index_20_Link"><text:span text:style-name="T6">4.5. Требования к информационной и программной совместимости<text:tab/>13</text:span></text:a></text:p>
          <text:p text:style-name="P29"><text:a xlink:type="simple" xlink:href="#__RefHeading___Toc178980769" text:style-name="Index_20_Link" text:visited-style-name="Index_20_Link">4.5.1. Требования к информационным структурам и методам решения<text:tab/>13</text:a></text:p>
          <text:p text:style-name="P29"><text:a xlink:type="simple" xlink:href="#__RefHeading___Toc178980770" text:style-name="Index_20_Link" text:visited-style-name="Index_20_Link">4.5.2. Требования к исходным кодам и языкам программирования<text:tab/>13</text:a></text:p>
          <text:p text:style-name="P29"><text:a xlink:type="simple" xlink:href="#__RefHeading___Toc178980771" text:style-name="Index_20_Link" text:visited-style-name="Index_20_Link">4.5.3. Требования к защите информации и программ<text:tab/>14</text:a></text:p>
          <text:p text:style-name="P28"><text:a xlink:type="simple" xlink:href="#__RefHeading___Toc178980772" text:style-name="Index_20_Link" text:visited-style-name="Index_20_Link"><text:span text:style-name="T6">4.6. Специальные требования<text:tab/>14</text:span></text:a></text:p>
          <text:p text:style-name="P27"><text:a xlink:type="simple" xlink:href="#__RefHeading___Toc178980773" text:style-name="Index_20_Link" text:visited-style-name="Index_20_Link">5. Т<text:span text:style-name="T5">РЕБОВАНИЯ К ПРОГРАММНОЙ ДОКУМЕНТАЦИИ</text:span><text:tab/>14</text:a></text:p>
          <text:p text:style-name="P28"><text:a xlink:type="simple" xlink:href="#__RefHeading___Toc178980774" text:style-name="Index_20_Link" text:visited-style-name="Index_20_Link"><text:span text:style-name="T6">5.1. Предварительный состав программной документации<text:tab/>14</text:span></text:a></text:p>
          <text:p text:style-name="P28"><text:a xlink:type="simple" xlink:href="#__RefHeading___Toc178980775" text:style-name="Index_20_Link" text:visited-style-name="Index_20_Link"><text:span text:style-name="T6">5.2. Специальные требования к программной документации<text:tab/>14</text:span></text:a></text:p>
          <text:p text:style-name="P27"><text:a xlink:type="simple" xlink:href="#__RefHeading___Toc178980776" text:style-name="Index_20_Link" text:visited-style-name="Index_20_Link">6. <text:span text:style-name="T5">ТЕХНИКО-ЭКОНОМИЧЕСКИЕ ПОКАЗАТЕЛИ</text:span><text:tab/>15</text:a></text:p>
          <text:p text:style-name="P27"><text:a xlink:type="simple" xlink:href="#__RefHeading___Toc178980777" text:style-name="Index_20_Link" text:visited-style-name="Index_20_Link">7. С<text:span text:style-name="T5">ТАДИИ И ЭТАПЫ РАЗРАБОТКИ</text:span><text:tab/>15</text:a></text:p>
          <text:p text:style-name="P28"><text:a xlink:type="simple" xlink:href="#__RefHeading___Toc178980778" text:style-name="Index_20_Link" text:visited-style-name="Index_20_Link"><text:span text:style-name="T6">7.1. Стадии разработки<text:tab/>15</text:span></text:a></text:p>
          <text:p text:style-name="P28"><text:a xlink:type="simple" xlink:href="#__RefHeading___Toc178980779" text:style-name="Index_20_Link" text:visited-style-name="Index_20_Link"><text:span text:style-name="T6">7.2. Этапы разработки<text:tab/>16</text:span></text:a></text:p>
          <text:p text:style-name="P28"><text:a xlink:type="simple" xlink:href="#__RefHeading___Toc178980780" text:style-name="Index_20_Link" text:visited-style-name="Index_20_Link"><text:span text:style-name="T6">7.3. Содержание работ по этапам<text:tab/>16</text:span></text:a></text:p>
          <text:p text:style-name="P28"><text:a xlink:type="simple" xlink:href="#__RefHeading___Toc178980781" text:style-name="Index_20_Link" text:visited-style-name="Index_20_Link"><text:soft-page-break/><text:span text:style-name="T6">7.4. Исполнители<text:tab/>17</text:span></text:a></text:p>
          <text:p text:style-name="P27"><text:a xlink:type="simple" xlink:href="#__RefHeading___Toc178980782" text:style-name="Index_20_Link" text:visited-style-name="Index_20_Link">8. <text:span text:style-name="T5">ПОРЯДОК КОНТРОЛЯ И ПРИЕМКИ</text:span><text:tab/>17</text:a></text:p>
          <text:p text:style-name="P28"><text:a xlink:type="simple" xlink:href="#__RefHeading___Toc178980783" text:style-name="Index_20_Link" text:visited-style-name="Index_20_Link"><text:span text:style-name="T6">8.1. Виды испытаний<text:tab/>17</text:span></text:a></text:p>
          <text:p text:style-name="P28"><text:a xlink:type="simple" xlink:href="#__RefHeading___Toc178980784" text:style-name="Index_20_Link" text:visited-style-name="Index_20_Link"><text:span text:style-name="T6">8.2. Общие требования к приемке работы<text:tab/>18</text:span></text:a></text:p>
        </text:index-body>
      </text:table-of-content>
      <text:p text:style-name="P30"/>
      <text:p text:style-name="P25"/>
      <text:h text:style-name="P31" text:outline-level="1" loext:marker-style-name="T7"><text:bookmark-start text:name="__RefHeading___Toc178980745"/>Введение<text:bookmark-end text:name="__RefHeading___Toc178980745"/></text:h>
      <text:p text:style-name="P32"/>
      <text:p text:style-name="Standard"/>
      <text:p text:style-name="Standard"/>
      <text:p text:style-name="Standard"/>
      <text:h text:style-name="P33" text:outline-level="2" loext:marker-style-name="T6"><text:bookmark-start text:name="__RefHeading___Toc178980746"/>Наименование программы<text:bookmark-end text:name="__RefHeading___Toc178980746"/></text:h>
      <text:p text:style-name="P25"/>
      <text:p text:style-name="Standard"/>
      <text:p text:style-name="Standard"/>
      <text:p text:style-name="P34">Наименование - «<text:span text:style-name="T8">mik32_hal</text:span>».</text:p>
      <text:p text:style-name="Standard"/>
      <text:p text:style-name="Standard"/>
      <text:p text:style-name="Standard"/>
      <text:p text:style-name="Standard"/>
      <text:h text:style-name="P33" text:outline-level="2" loext:marker-style-name="T6"><text:bookmark-start text:name="__RefHeading___Toc178980747"/>Краткая характеристика области применения программы<text:bookmark-end text:name="__RefHeading___Toc178980747"/></text:h>
      <text:p text:style-name="P25"/>
      <text:p text:style-name="Standard"/>
      <text:p text:style-name="Standard"/>
      <text:p text:style-name="P35">«<text:span text:style-name="T8">mik32_hal» — это слой аппаратных абстракций (англ. Hardware Abstraction Layer, HAL), ориентированный на использование в сочетании с российским микроконтроллером Mik32 Amur от компании Mikron. HAL предоставляет удобный и интуитивно понятный программный интерфейс для работы с ресурсами и периферией Mik3</text:span><text:span text:style-name="T9">2</text:span><text:span text:style-name="T8"> Amur. Цель проекта — </text:span><text:span text:style-name="T9">предоставить безопасную для работы с памятью альтернативу существующим решениям HAL для микроконтроллера.</text:span></text:p>
      <text:p text:style-name="Standard"/>
      <text:p text:style-name="Standard"/>
      <text:p text:style-name="Standard"/>
      <text:p text:style-name="Standard"/>
      <text:h text:style-name="P36" text:outline-level="1" loext:marker-style-name="T7"><text:bookmark-start text:name="__RefHeading___Toc178980748"/>Основание для разработки<text:bookmark-end text:name="__RefHeading___Toc178980748"/></text:h>
      <text:p text:style-name="P32"/>
      <text:p text:style-name="P37"/>
      <text:p text:style-name="Standard"/>
      <text:p text:style-name="Standard"/>
      <text:list text:style-name="L1">
        <text:list-item>
          <text:list>
            <text:list-item>
              <text:h text:style-name="P38" text:outline-level="2" loext:marker-style-name="T6"><text:bookmark-start text:name="__RefHeading___Toc178980749"/>Основание для проведения разработки<text:bookmark-end text:name="__RefHeading___Toc178980749"/></text:h>
            </text:list-item>
          </text:list>
        </text:list-item>
      </text:list>
      <text:p text:style-name="P25"/>
      <text:p text:style-name="Standard"/>
      <text:p text:style-name="Standard"/>
      <text:p text:style-name="P39"><text:span text:style-name="T9">Слой аппаратных абстракций создаётся </text:span><text:span text:style-name="T10">в рамках проекта для выпускной квалификационной работы. </text:span></text:p>
      <text:p text:style-name="P40"><text:span text:style-name="T11"/></text:p>
      <text:p text:style-name="P40"/>
      <text:p text:style-name="Standard"/>
      <text:p text:style-name="Standard"/>
      <text:list text:continue-numbering="true" text:style-name="L1">
        <text:list-item>
          <text:list>
            <text:list-item>
              <text:h text:style-name="P41" text:outline-level="2" loext:marker-style-name="T6"><text:bookmark-start text:name="__RefHeading___Toc178980750"/><text:span text:style-name="T6">Наименование и условное обозначение темы разработки</text:span><text:bookmark-end text:name="__RefHeading___Toc178980750"/></text:h>
            </text:list-item>
          </text:list>
        </text:list-item>
      </text:list>
      <text:p text:style-name="P25"/>
      <text:p text:style-name="Standard"/>
      <text:p text:style-name="P42">Наименование темы разработки - «Разработка <text:span text:style-name="T12">библиотеки mik32_hal</text:span>».</text:p>
      <text:p text:style-name="P42"/>
      <text:p text:style-name="P42">Условное обозначение темы разработки (шифр темы) - «А.В.00001».</text:p>
      <text:p text:style-name="Standard"/>
      <text:h text:style-name="P36" text:outline-level="1" loext:marker-style-name="T7"><text:bookmark-start text:name="__RefHeading___Toc178980751"/><text:soft-page-break/>Назначение разработки<text:bookmark-end text:name="__RefHeading___Toc178980751"/></text:h>
      <text:p text:style-name="P32"/>
      <text:p text:style-name="Standard"/>
      <text:p text:style-name="Standard"/>
      <text:p text:style-name="Standard"/>
      <text:list text:style-name="L2">
        <text:list-item>
          <text:list>
            <text:list-item>
              <text:h text:style-name="P43" text:outline-level="2" loext:marker-style-name="T6"><text:bookmark-start text:name="__RefHeading___Toc178980752"/>Функциональное назначение программы<text:bookmark-end text:name="__RefHeading___Toc178980752"/></text:h>
            </text:list-item>
          </text:list>
        </text:list-item>
      </text:list>
      <text:p text:style-name="P25"/>
      <text:p text:style-name="Standard"/>
      <text:p text:style-name="Standard"/>
      <text:p text:style-name="P44"><text:span text:style-name="T13">Функциональное назначение библиотеки «mik32_hal» заключается </text:span><text:span text:style-name="T14">в абстракции аппаратных ресурсов микроконтроллера Mik32 Amur и предоставлении удобного программного интерфейса для настройки и управления ими.</text:span></text:p>
      <text:p text:style-name="Standard"/>
      <text:p text:style-name="Standard"/>
      <text:p text:style-name="Standard"/>
      <text:p text:style-name="Standard"/>
      <text:list text:continue-numbering="true" text:style-name="L2">
        <text:list-item>
          <text:list>
            <text:list-item>
              <text:h text:style-name="P43" text:outline-level="2" loext:marker-style-name="T6"><text:bookmark-start text:name="__RefHeading___Toc178980753"/>Эксплуатационное назначение программы<text:bookmark-end text:name="__RefHeading___Toc178980753"/></text:h>
            </text:list-item>
          </text:list>
        </text:list-item>
      </text:list>
      <text:p text:style-name="P25"/>
      <text:p text:style-name="Standard"/>
      <text:p text:style-name="Standard"/>
      <text:p text:style-name="P45"><text:span text:style-name="T14">Эксплуатационное назначение библиотеки «mik32_hal» заключается </text:span><text:span text:style-name="T13">в предоставлении разработчикам возможности </text:span><text:span text:style-name="T14">написания программ для микроконтроллера, не содержащих ошибок работы с памятью и неопределённого поведения.</text:span></text:p>
      <text:p text:style-name="Standard"/>
      <text:p text:style-name="Standard"/>
      <text:p text:style-name="Standard"/>
      <text:h text:style-name="P36" text:outline-level="1" loext:marker-style-name="T7"><text:bookmark-start text:name="__RefHeading___Toc178980754"/>Требования к программе<text:bookmark-end text:name="__RefHeading___Toc178980754"/></text:h>
      <text:p text:style-name="P32"/>
      <text:p text:style-name="Standard"/>
      <text:p text:style-name="Standard"/>
      <text:p text:style-name="Standard"/>
      <text:list xml:id="list839772772" text:style-name="L3">
        <text:list-item>
          <text:list>
            <text:list-item>
              <text:h text:style-name="P46" text:outline-level="2" loext:marker-style-name="T6"><text:bookmark-start text:name="__RefHeading___Toc178980755"/>Требования к функциональным характеристикам<text:bookmark-end text:name="__RefHeading___Toc178980755"/></text:h>
            </text:list-item>
          </text:list>
        </text:list-item>
      </text:list>
      <text:p text:style-name="P25"/>
      <text:p text:style-name="Standard"/>
      <text:p text:style-name="Standard"/>
      <text:p text:style-name="Standard"/>
      <text:h text:style-name="P47" text:outline-level="3"><text:bookmark-start text:name="__RefHeading___Toc178980756"/>Требования к составу выполняемых функций<text:bookmark-end text:name="__RefHeading___Toc178980756"/></text:h>
      <text:p text:style-name="Standard"/>
      <text:p text:style-name="Standard"/>
      <text:p text:style-name="P48"/>
      <text:p text:style-name="P49">Слой аппаратных абстракций должен предоставлять программный интерфейс для работы со следующими компонентами микроконтроллера:</text:p>
      <text:list text:style-name="L4">
        <text:list-item>
          <text:p text:style-name="P50">Системные модули</text:p>
        </text:list-item>
        <text:list-item>
          <text:p text:style-name="P50">Общая периферия</text:p>
        </text:list-item>
        <text:list-item>
          <text:p text:style-name="P50">Подсистема криптографии</text:p>
        </text:list-item>
        <text:list-item>
          <text:p text:style-name="P50">Аналоговая подсистема</text:p>
        </text:list-item>
        <text:list-item>
          <text:p text:style-name="P50">Тактирование и питание</text:p>
        </text:list-item>
      </text:list>
      <text:p text:style-name="P51"/>
      <text:p text:style-name="P51"/>
      <text:p text:style-name="P49">Компонент «Системные модули» подразделяется на следующие части:</text:p>
      <text:list text:continue-numbering="true" text:style-name="L4">
        <text:list-item>
          <text:p text:style-name="P50"><text:soft-page-break/>Модуль EPIC</text:p>
        </text:list-item>
        <text:list-item>
          <text:p text:style-name="P50">Контроллер DMA</text:p>
        </text:list-item>
        <text:list-item>
          <text:p text:style-name="P50">Блок OTP</text:p>
        </text:list-item>
        <text:list-item>
          <text:p text:style-name="P50">Модуль EEPROM</text:p>
        </text:list-item>
        <text:list-item>
          <text:p text:style-name="P50">Модуль SPIFI</text:p>
        </text:list-item>
        <text:list-item>
          <text:p text:style-name="P52">Модуль WDT</text:p>
        </text:list-item>
        <text:list-item>
          <text:p text:style-name="P52">Модуль WDT BUS</text:p>
        </text:list-item>
        <text:list-item>
          <text:p text:style-name="P52">Блок BOOT MANAGER</text:p>
        </text:list-item>
      </text:list>
      <text:p text:style-name="P51"/>
      <text:p text:style-name="P53">Модуль EPIC: «mik32_hal» <text:span text:style-name="T15">должен обеспечивать возможность настройки микроконтроллера для получения прерываний по уровню или при детектировании фронта от следующих источников: TIMER32_0, USART_0, USART_1, SPI_0, SPI_1, GPIO, I2C_0, I2C_1, WDT, TIMER16_0, TIMER16_1, TIMER16_2, TIMER32_1, TIMER32_2, SPIFI, RTC, EEPROM, WDT BUS (PAB_P), WDT BUS (SPIFI), WDT BUS (EEPROM), DMA, Монитор частоты, Монитор напряжения AVCC (ниже порога), Монитор напряжения AVCC (выше порога), Монитор напряжения VCC (ниже порога), Монитор напряжения VCC (выше порога), Недостаточное напряжение батареи, BrouwnOut детектор, Монитор температуры, АЦП, DAC0, DAC1.</text:span></text:p>
      <text:p text:style-name="P54">Также слой аппаратных абстракций должен обеспечивать доступ к следующим регистрам EPIC:</text:p>
      <text:list text:continue-numbering="true" text:style-name="L4">
        <text:list-item>
          <text:p text:style-name="P55">MASK_EDGE_SET</text:p>
        </text:list-item>
        <text:list-item>
          <text:p text:style-name="P55">MASK_EDGE_CLEAR</text:p>
        </text:list-item>
        <text:list-item>
          <text:p text:style-name="P55">MASK_LEVEL_SET</text:p>
        </text:list-item>
        <text:list-item>
          <text:p text:style-name="P55">MASK_LEVEL_CLEAR</text:p>
        </text:list-item>
        <text:list-item>
          <text:p text:style-name="P55">CLEAR</text:p>
        </text:list-item>
        <text:list-item>
          <text:p text:style-name="P55">STATUS</text:p>
        </text:list-item>
        <text:list-item>
          <text:p text:style-name="P55">RAW_STATUS</text:p>
        </text:list-item>
      </text:list>
      <text:p text:style-name="P56"/>
      <text:p text:style-name="P57"><text:span text:style-name="T16">Контроллер DMA</text:span>: «mik32_hal» <text:span text:style-name="T15">должен обеспечивать доступ к следующим регистрам </text:span><text:span text:style-name="T16">контроллера DMA</text:span><text:span text:style-name="T15">: CH1_DST, CH1_SRC, CH1_LEN, CH1_CFG, CH2_DST, CH2_SRC, CH2_LEN, CH2_CFG, CH3_DST, CH3_SRC, CH3_LEN, CH3_CFG, CH4_DST, CH4_SRC, CH4_LEN, CH4_CFG, CONFIG_STATUS</text:span></text:p>
      <text:p text:style-name="P56"/>
      <text:p text:style-name="P58">Блок OTP: «mik32_hal» <text:span text:style-name="T15">должен </text:span>предоставлять<text:span text:style-name="T15"> возможность </text:span>выполнения операций чтения и записи в регион однократно программируемой памяти, а также обеспечивать доступ к следующим регистрам OTP:</text:p>
      <text:list text:continue-numbering="true" text:style-name="L4">
        <text:list-item>
          <text:p text:style-name="P59">OTPDAT</text:p>
        </text:list-item>
        <text:list-item>
          <text:p text:style-name="P59">OTPA</text:p>
        </text:list-item>
        <text:list-item>
          <text:p text:style-name="P59">OTPCON</text:p>
        </text:list-item>
        <text:list-item>
          <text:p text:style-name="P59">OTPSTA</text:p>
        </text:list-item>
        <text:list-item>
          <text:p text:style-name="P59">OTPDEC</text:p>
        </text:list-item>
        <text:list-item>
          <text:p text:style-name="P59">OTPADJ</text:p>
        </text:list-item>
        <text:list-item>
          <text:p text:style-name="P59">OTPWT1</text:p>
        </text:list-item>
        <text:list-item>
          <text:p text:style-name="P59">OTPWT2</text:p>
        </text:list-item>
      </text:list>
      <text:p text:style-name="P56"/>
      <text:p text:style-name="P60">Модуль EEPROM: «mik32_hal» <text:span text:style-name="T15">должен </text:span>предоставлять<text:span text:style-name="T15"> возможность </text:span>выполнения операций чтения и записи в регион <text:span text:style-name="T17">EEPROM</text:span>, а также обеспечивать доступ к следующим регистрам <text:span text:style-name="T17">EEPROM:</text:span></text:p>
      <text:list text:continue-numbering="true" text:style-name="L4">
        <text:list-item>
          <text:p text:style-name="P61">EEDAT</text:p>
        </text:list-item>
        <text:list-item>
          <text:p text:style-name="P61">EEA</text:p>
        </text:list-item>
        <text:list-item>
          <text:p text:style-name="P61">EECON</text:p>
        </text:list-item>
        <text:list-item>
          <text:p text:style-name="P61">EESTA</text:p>
        </text:list-item>
        <text:list-item>
          <text:p text:style-name="P61"><text:soft-page-break/>EERB</text:p>
        </text:list-item>
        <text:list-item>
          <text:p text:style-name="P61">EEADJ</text:p>
        </text:list-item>
        <text:list-item>
          <text:p text:style-name="P61">NCYCRL</text:p>
        </text:list-item>
        <text:list-item>
          <text:p text:style-name="P61">NCYCEP1</text:p>
        </text:list-item>
        <text:list-item>
          <text:p text:style-name="P61">NCYCEP2</text:p>
        </text:list-item>
      </text:list>
      <text:p text:style-name="P56"/>
      <text:p text:style-name="P60">Модуль <text:span text:style-name="T17">SPIFI</text:span>: «mik32_hal» <text:span text:style-name="T15">должен </text:span>предоставлять<text:span text:style-name="T15"> возможность </text:span>выполнения операций чтения и записи в <text:span text:style-name="T17">микросхему внешней FLASH-памяти</text:span>, а также обеспечивать доступ к следующим регистрам <text:s/><text:span text:style-name="T17">SPIFI:</text:span></text:p>
      <text:list text:continue-numbering="true" text:style-name="L4">
        <text:list-item>
          <text:p text:style-name="P62">CTRL</text:p>
        </text:list-item>
        <text:list-item>
          <text:p text:style-name="P62">CMD</text:p>
        </text:list-item>
        <text:list-item>
          <text:p text:style-name="P62">ADDR</text:p>
        </text:list-item>
        <text:list-item>
          <text:p text:style-name="P62">IDATA</text:p>
        </text:list-item>
        <text:list-item>
          <text:p text:style-name="P62">CLIMIT</text:p>
        </text:list-item>
        <text:list-item>
          <text:p text:style-name="P62">DATA</text:p>
        </text:list-item>
        <text:list-item>
          <text:p text:style-name="P62">MCMD</text:p>
        </text:list-item>
        <text:list-item>
          <text:p text:style-name="P62">STAT</text:p>
        </text:list-item>
      </text:list>
      <text:p text:style-name="P63"/>
      <text:p text:style-name="P64"><text:span text:style-name="T18">Модуль WDT</text:span>: «mik32_hal» <text:span text:style-name="T15">должен обеспечивать доступ к следующим регистрам </text:span><text:span text:style-name="T19">модуля</text:span><text:span text:style-name="T16"> </text:span><text:span text:style-name="T18">WDT</text:span><text:span text:style-name="T15">: </text:span></text:p>
      <text:list text:continue-numbering="true" text:style-name="L4">
        <text:list-item>
          <text:p text:style-name="P65">KEY</text:p>
        </text:list-item>
        <text:list-item>
          <text:p text:style-name="P65">CON</text:p>
        </text:list-item>
        <text:list-item>
          <text:p text:style-name="P65">STA</text:p>
        </text:list-item>
      </text:list>
      <text:p text:style-name="P63"/>
      <text:p text:style-name="P66"><text:span text:style-name="T18">Модуль WDT BUS</text:span>: «mik32_hal» <text:span text:style-name="T15">должен обеспечивать доступ к следующим регистрам </text:span><text:span text:style-name="T19">модуля</text:span><text:span text:style-name="T16"> </text:span><text:span text:style-name="T18">WDT BUS</text:span><text:span text:style-name="T15">: </text:span></text:p>
      <text:list text:continue-numbering="true" text:style-name="L4">
        <text:list-item>
          <text:p text:style-name="P65">TIMEOUT</text:p>
        </text:list-item>
        <text:list-item>
          <text:p text:style-name="P65">IRQ_CLEAR</text:p>
        </text:list-item>
        <text:list-item>
          <text:p text:style-name="P65">ENABLE</text:p>
        </text:list-item>
      </text:list>
      <text:p text:style-name="P64"/>
      <text:p text:style-name="P67"><text:span text:style-name="T18">Блок BOOT MANAGER</text:span>: «mik32_hal» <text:span text:style-name="T15">должен обеспечивать доступ </text:span><text:span text:style-name="T18">чтения </text:span><text:span text:style-name="T15">к регистр</text:span><text:span text:style-name="T18">у</text:span><text:span text:style-name="T15"> </text:span><text:span text:style-name="T18">BOOT.</text:span></text:p>
      <text:p text:style-name="P56"/>
      <text:p text:style-name="P56"/>
      <text:p text:style-name="P68">Компонент «<text:span text:style-name="T18">Общая периферия</text:span>» подразделяется на следующие части:</text:p>
      <text:list text:continue-numbering="true" text:style-name="L4">
        <text:list-item>
          <text:p text:style-name="P65">Модуль GPIO</text:p>
        </text:list-item>
        <text:list-item>
          <text:p text:style-name="P65">Модуль PAD CONFIG</text:p>
        </text:list-item>
        <text:list-item>
          <text:p text:style-name="P65">Модуль GPIO IRQ</text:p>
        </text:list-item>
        <text:list-item>
          <text:p text:style-name="P65">Модуль TIMER32</text:p>
        </text:list-item>
        <text:list-item>
          <text:p text:style-name="P65">Модуль TIMER16</text:p>
        </text:list-item>
        <text:list-item>
          <text:p text:style-name="P65">Модуль RTC</text:p>
        </text:list-item>
        <text:list-item>
          <text:p text:style-name="P65">Модуль USART</text:p>
        </text:list-item>
        <text:list-item>
          <text:p text:style-name="P65">Модуль I2C</text:p>
        </text:list-item>
        <text:list-item>
          <text:p text:style-name="P65">Модуль SPI</text:p>
        </text:list-item>
      </text:list>
      <text:p text:style-name="P56"/>
      <text:p text:style-name="P66"><text:span text:style-name="T18">Модуль </text:span><text:span text:style-name="T19">GPIO</text:span>: «mik32_hal» <text:span text:style-name="T15">должен обеспечивать доступ к следующим регистрам </text:span><text:span text:style-name="T19">модуля</text:span><text:span text:style-name="T16"> </text:span><text:span text:style-name="T19">GPIO</text:span><text:span text:style-name="T15">: </text:span></text:p>
      <text:list text:continue-numbering="true" text:style-name="L4">
        <text:list-item>
          <text:p text:style-name="P69">SET / STATE</text:p>
        </text:list-item>
        <text:list-item>
          <text:p text:style-name="P69">CLEAR</text:p>
        </text:list-item>
        <text:list-item>
          <text:p text:style-name="P69">DIRECTION_OUT</text:p>
        </text:list-item>
        <text:list-item>
          <text:p text:style-name="P69">DIRECTION_IN</text:p>
        </text:list-item>
        <text:list-item>
          <text:p text:style-name="P69">OUTPUT</text:p>
        </text:list-item>
        <text:list-item>
          <text:p text:style-name="P69"><text:soft-page-break/>CONTROL</text:p>
        </text:list-item>
      </text:list>
      <text:p text:style-name="P56"/>
      <text:p text:style-name="P66"><text:span text:style-name="T18">Модуль PAD CONFIG</text:span>: «mik32_hal» <text:span text:style-name="T15">должен обеспечивать доступ к следующим регистрам </text:span><text:span text:style-name="T19">модуля</text:span><text:span text:style-name="T16"> PAD CONFIG</text:span><text:span text:style-name="T15">: </text:span></text:p>
      <text:list text:continue-numbering="true" text:style-name="L4">
        <text:list-item>
          <text:p text:style-name="P69">PAD0_CFG</text:p>
        </text:list-item>
        <text:list-item>
          <text:p text:style-name="P69">PAD0_DS</text:p>
        </text:list-item>
        <text:list-item>
          <text:p text:style-name="P69">PAD0_PUPD</text:p>
        </text:list-item>
        <text:list-item>
          <text:p text:style-name="P69">PAD1_CFG</text:p>
        </text:list-item>
        <text:list-item>
          <text:p text:style-name="P69">PAD1_DS</text:p>
        </text:list-item>
        <text:list-item>
          <text:p text:style-name="P69">PAD1_PUPD</text:p>
        </text:list-item>
        <text:list-item>
          <text:p text:style-name="P69">PAD2_CFG</text:p>
        </text:list-item>
        <text:list-item>
          <text:p text:style-name="P69">PAD2_DS</text:p>
        </text:list-item>
        <text:list-item>
          <text:p text:style-name="P69">PAD2_PUPD</text:p>
        </text:list-item>
      </text:list>
      <text:p text:style-name="P56"/>
      <text:p text:style-name="P66"><text:span text:style-name="T18">Модуль </text:span><text:span text:style-name="T19">GPIO IRQ</text:span>: <text:span text:style-name="T16">«mik32_hal» </text:span><text:span text:style-name="T15">должен </text:span><text:span text:style-name="T16">предоставлять</text:span><text:span text:style-name="T15"> возможность </text:span><text:span text:style-name="T19">настройки микроконтроллера для установления обработчика прерываний</text:span><text:span text:style-name="T16">, а также обеспечивать доступ к следующим регистрам </text:span><text:span text:style-name="T19">GPIO IRQ</text:span><text:span text:style-name="T15">: STATE, LINE_MUX, INTERRUPT, ENABLE_SET, ENABLE_CLEAR, EDGE, LEVEL, LEVEL_SET, LEVEL_CLEAR, ANY_EDGE_SET, ANY_EDGE_CLEAR, CLEAR.</text:span></text:p>
      <text:p text:style-name="P56"/>
      <text:p text:style-name="P70"><text:span text:style-name="T18">Модуль </text:span><text:span text:style-name="T20">TIMER32</text:span>: «mik32_hal» <text:span text:style-name="T15">должен обеспечивать доступ к следующим регистрам </text:span><text:span text:style-name="T19">модуля </text:span><text:span text:style-name="T20">TIMER32</text:span><text:span text:style-name="T15">: VALUE, TOP, PRESCALE, CONTROL, ENABLE, INT_MASK, INT_CLEAR, INT_FLAG, CH1_CNTRL, CH1_OCR, CH1_ICR, CH2_CNTRL, CH2_OCR, CH2_ICR, CH3_CNTRL, CH3_OCR, CH3_ICR, CH4_CNTRL, CH4_OCR, CH4_ICR.</text:span></text:p>
      <text:p text:style-name="P56"/>
      <text:p text:style-name="P70"><text:span text:style-name="T18">Модуль </text:span><text:span text:style-name="T20">TIMER16</text:span>: «mik32_hal» <text:span text:style-name="T15">должен обеспечивать доступ к следующим регистрам </text:span><text:span text:style-name="T19">модуля </text:span><text:span text:style-name="T20">TIMER16</text:span><text:span text:style-name="T15">:</text:span></text:p>
      <text:list text:continue-numbering="true" text:style-name="L4">
        <text:list-item>
          <text:p text:style-name="P71">ISR</text:p>
        </text:list-item>
        <text:list-item>
          <text:p text:style-name="P71">ICR</text:p>
        </text:list-item>
        <text:list-item>
          <text:p text:style-name="P71">IER</text:p>
        </text:list-item>
        <text:list-item>
          <text:p text:style-name="P71">CFGR</text:p>
        </text:list-item>
        <text:list-item>
          <text:p text:style-name="P71">CR</text:p>
        </text:list-item>
        <text:list-item>
          <text:p text:style-name="P71">CMP</text:p>
        </text:list-item>
        <text:list-item>
          <text:p text:style-name="P71">ARR</text:p>
        </text:list-item>
        <text:list-item>
          <text:p text:style-name="P71">CNT</text:p>
        </text:list-item>
      </text:list>
      <text:p text:style-name="P72"/>
      <text:p text:style-name="P70"><text:span text:style-name="T18">Модуль </text:span><text:span text:style-name="T20">RTC</text:span>: «mik32_hal» <text:span text:style-name="T15">должен обеспечивать доступ к следующим регистрам </text:span><text:span text:style-name="T19">модуля </text:span><text:span text:style-name="T20">RTC</text:span><text:span text:style-name="T15">: TIME, DATE, TALRM, DALRM, CTRL, REG0, REG1, REG2, REG3, REG4, REG5, REG6, REG7, REG8, REG9, REG10, REG11, REG12, REG13, REG14, REG15.</text:span></text:p>
      <text:p text:style-name="P72"/>
      <text:p text:style-name="P70"><text:span text:style-name="T18">Модуль </text:span><text:span text:style-name="T20">USART</text:span>: «mik32_hal» <text:span text:style-name="T15">должен обеспечивать доступ к следующим регистрам </text:span><text:span text:style-name="T19">модуля </text:span><text:span text:style-name="T20">USART</text:span><text:span text:style-name="T15">:</text:span></text:p>
      <text:list text:continue-numbering="true" text:style-name="L4">
        <text:list-item>
          <text:p text:style-name="P71">CONTROL1</text:p>
        </text:list-item>
        <text:list-item>
          <text:p text:style-name="P71">CONTROL2</text:p>
        </text:list-item>
        <text:list-item>
          <text:p text:style-name="P71">CONTROL3</text:p>
        </text:list-item>
        <text:list-item>
          <text:p text:style-name="P71">DIVIDER</text:p>
        </text:list-item>
        <text:list-item>
          <text:p text:style-name="P71">FLAGS</text:p>
        </text:list-item>
        <text:list-item>
          <text:p text:style-name="P71">RXDATA</text:p>
        </text:list-item>
        <text:list-item>
          <text:p text:style-name="P71">TXDATA</text:p>
        </text:list-item>
        <text:list-item>
          <text:p text:style-name="P71">MODEM</text:p>
        </text:list-item>
      </text:list>
      <text:p text:style-name="P72"/>
      <text:p text:style-name="P70"><text:soft-page-break/><text:span text:style-name="T18">Модуль </text:span><text:span text:style-name="T20">I2C</text:span>: «mik32_hal» <text:span text:style-name="T15">должен обеспечивать доступ к следующим регистрам </text:span><text:span text:style-name="T19">модуля </text:span><text:span text:style-name="T20">I2C</text:span><text:span text:style-name="T15">:</text:span></text:p>
      <text:list text:continue-numbering="true" text:style-name="L4">
        <text:list-item>
          <text:p text:style-name="P71">CR1</text:p>
        </text:list-item>
        <text:list-item>
          <text:p text:style-name="P71">CR2</text:p>
        </text:list-item>
        <text:list-item>
          <text:p text:style-name="P71">OAR1</text:p>
        </text:list-item>
        <text:list-item>
          <text:p text:style-name="P71">OAR2</text:p>
        </text:list-item>
        <text:list-item>
          <text:p text:style-name="P71">TIMINGR</text:p>
        </text:list-item>
        <text:list-item>
          <text:p text:style-name="P71">ISR</text:p>
        </text:list-item>
        <text:list-item>
          <text:p text:style-name="P71">ICR</text:p>
        </text:list-item>
        <text:list-item>
          <text:p text:style-name="P71">RXDR</text:p>
        </text:list-item>
        <text:list-item>
          <text:p text:style-name="P71">TXDR</text:p>
        </text:list-item>
      </text:list>
      <text:p text:style-name="P72"/>
      <text:p text:style-name="P73"><text:span text:style-name="T18">Модуль </text:span><text:span text:style-name="T21">SPI</text:span>: «mik32_hal» <text:span text:style-name="T15">должен обеспечивать доступ к следующим регистрам </text:span><text:span text:style-name="T19">модуля </text:span><text:span text:style-name="T21">SPI</text:span><text:span text:style-name="T15">: CONFIG, STATUS, INT_ENABLE, INT_DISABLE, INT_MASK, ENABLE, DELAY, TXDATA, RXDATA, SIC, TX_THR, ID.</text:span></text:p>
      <text:p text:style-name="P74"/>
      <text:p text:style-name="P74"/>
      <text:p text:style-name="P75">Компонент «<text:span text:style-name="T22">Подсистема криптографии</text:span>» подразделяется на следующие части:</text:p>
      <text:list text:continue-numbering="true" text:style-name="L4">
        <text:list-item>
          <text:p text:style-name="P76">Блок CRYPTO</text:p>
        </text:list-item>
        <text:list-item>
          <text:p text:style-name="P76">Модуль CRC32</text:p>
        </text:list-item>
      </text:list>
      <text:p text:style-name="P72"/>
      <text:p text:style-name="P77"><text:span text:style-name="T23">Блок CRYPTO</text:span>: «mik32_hal» <text:span text:style-name="T15">должен обеспечивать доступ к следующим регистрам </text:span><text:span text:style-name="T23">крипто-блока</text:span><text:span text:style-name="T15">:</text:span></text:p>
      <text:list text:continue-numbering="true" text:style-name="L4">
        <text:list-item>
          <text:p text:style-name="P78">BLOCK</text:p>
        </text:list-item>
        <text:list-item>
          <text:p text:style-name="P78">KEY</text:p>
        </text:list-item>
        <text:list-item>
          <text:p text:style-name="P78">INIT</text:p>
        </text:list-item>
        <text:list-item>
          <text:p text:style-name="P78">CONFIG</text:p>
        </text:list-item>
      </text:list>
      <text:p text:style-name="P72"/>
      <text:p text:style-name="P79"><text:span text:style-name="T24">Модуль CRC</text:span>: «mik32_hal» <text:span text:style-name="T15">должен обеспечивать доступ к следующим регистрам </text:span><text:span text:style-name="T23">блока </text:span><text:span text:style-name="T24">вычисления контрольных сумм</text:span><text:span text:style-name="T15">:</text:span></text:p>
      <text:list text:continue-numbering="true" text:style-name="L4">
        <text:list-item>
          <text:p text:style-name="P80">DATA</text:p>
        </text:list-item>
        <text:list-item>
          <text:p text:style-name="P80">POLY</text:p>
        </text:list-item>
        <text:list-item>
          <text:p text:style-name="P80">CTRL</text:p>
        </text:list-item>
      </text:list>
      <text:p text:style-name="P72"><text:s/></text:p>
      <text:p text:style-name="P72"/>
      <text:p text:style-name="P81">Компонент «<text:span text:style-name="T24">Аналоговая подсистема</text:span>» подразделяется на следующие части:</text:p>
      <text:list text:continue-numbering="true" text:style-name="L4">
        <text:list-item>
          <text:p text:style-name="P82">Блок <text:span text:style-name="T24">ADC</text:span></text:p>
        </text:list-item>
        <text:list-item>
          <text:p text:style-name="P80">Блок DAC</text:p>
        </text:list-item>
        <text:list-item>
          <text:p text:style-name="P80">Регистры REFV_CONTROL</text:p>
        </text:list-item>
        <text:list-item>
          <text:p text:style-name="P80">Блок TSENS</text:p>
        </text:list-item>
      </text:list>
      <text:p text:style-name="P72"/>
      <text:p text:style-name="P79"><text:span text:style-name="T23">Блок </text:span><text:span text:style-name="T24">ADC</text:span>: «mik32_hal» <text:span text:style-name="T15">должен обеспечивать доступ к следующим регистрам </text:span><text:span text:style-name="T24">аналогово-цифрового преобразователя</text:span><text:span text:style-name="T15">:</text:span></text:p>
      <text:list text:continue-numbering="true" text:style-name="L4">
        <text:list-item>
          <text:p text:style-name="P83">CONFIG</text:p>
        </text:list-item>
        <text:list-item>
          <text:p text:style-name="P83">CONTINUOUS</text:p>
        </text:list-item>
        <text:list-item>
          <text:p text:style-name="P83">SINGLE</text:p>
        </text:list-item>
        <text:list-item>
          <text:p text:style-name="P83">VALID</text:p>
        </text:list-item>
        <text:list-item>
          <text:p text:style-name="P83">VALUE</text:p>
        </text:list-item>
        <text:list-item>
          <text:p text:style-name="P83">REF_CLB</text:p>
        </text:list-item>
      </text:list>
      <text:p text:style-name="P72"/>
      <text:p text:style-name="P79"><text:span text:style-name="T23">Блок </text:span><text:span text:style-name="T24">ADC</text:span>: «mik32_hal» <text:span text:style-name="T15">должен обеспечивать доступ к следующим регистрам </text:span><text:span text:style-name="T24">цифро-аналогового преобразователя</text:span><text:span text:style-name="T15">:</text:span></text:p>
      <text:list text:continue-numbering="true" text:style-name="L4">
        <text:list-item>
          <text:p text:style-name="P80"><text:soft-page-break/>CFG</text:p>
        </text:list-item>
        <text:list-item>
          <text:p text:style-name="P80">VALUE</text:p>
        </text:list-item>
      </text:list>
      <text:p text:style-name="P72"/>
      <text:p text:style-name="P84"><text:span text:style-name="T24">Регистры REFV_CONTROL</text:span>: «mik32_hal» <text:span text:style-name="T15">должен обеспечивать доступ</text:span><text:span text:style-name="T18"> </text:span><text:span text:style-name="T15">к регистр</text:span><text:span text:style-name="T18">у</text:span><text:span text:style-name="T15"> </text:span><text:span text:style-name="T24">REF_CLB</text:span><text:span text:style-name="T18">.</text:span></text:p>
      <text:p text:style-name="P85"/>
      <text:p text:style-name="P86"><text:span text:style-name="T23">Блок </text:span><text:span text:style-name="T25">TSENS</text:span>: «mik32_hal» <text:span text:style-name="T15">должен обеспечивать доступ к следующим регистрам </text:span><text:span text:style-name="T25">температурного сенсора</text:span><text:span text:style-name="T15">:</text:span></text:p>
      <text:list text:continue-numbering="true" text:style-name="L4">
        <text:list-item>
          <text:p text:style-name="P87">CFG</text:p>
        </text:list-item>
        <text:list-item>
          <text:p text:style-name="P87">TRESHOLD</text:p>
        </text:list-item>
        <text:list-item>
          <text:p text:style-name="P87">IRQ</text:p>
        </text:list-item>
        <text:list-item>
          <text:p text:style-name="P87">CLEAR_IRQ</text:p>
        </text:list-item>
        <text:list-item>
          <text:p text:style-name="P87">VALUE</text:p>
        </text:list-item>
        <text:list-item>
          <text:p text:style-name="P87">SINGLE</text:p>
        </text:list-item>
        <text:list-item>
          <text:p text:style-name="P87">CONTINUOUS</text:p>
        </text:list-item>
      </text:list>
      <text:p text:style-name="P72"/>
      <text:p text:style-name="P72"/>
      <text:p text:style-name="P88">Компонент «<text:span text:style-name="T25">Тактирование и питание</text:span>» подразделяется на следующие части:</text:p>
      <text:list text:continue-numbering="true" text:style-name="L4">
        <text:list-item>
          <text:p text:style-name="P89">Подсистема тактирования</text:p>
        </text:list-item>
        <text:list-item>
          <text:p text:style-name="P89">Подсистема питания</text:p>
        </text:list-item>
        <text:list-item>
          <text:p text:style-name="P89">Регистры модуля PM</text:p>
        </text:list-item>
        <text:list-item>
          <text:p text:style-name="P89">Регистры модуля WU</text:p>
        </text:list-item>
        <text:list-item>
          <text:p text:style-name="P89">Регистры модуля PVD</text:p>
        </text:list-item>
      </text:list>
      <text:p text:style-name="P72"/>
      <text:p text:style-name="P90"><text:span text:style-name="T26">Подсистема тактирования</text:span>: <text:span text:style-name="T16">«mik32_hal» </text:span><text:span text:style-name="T15">должен </text:span><text:span text:style-name="T16">предоставлять</text:span><text:span text:style-name="T15"> </text:span><text:span text:style-name="T26">следующие возможности для настройки подсистемы тактирования микроконтроллера</text:span><text:span text:style-name="T15">:</text:span></text:p>
      <text:list text:continue-numbering="true" text:style-name="L4">
        <text:list-item>
          <text:p text:style-name="P91"><text:span text:style-name="T27">В</text:span>озможность выбора одного из четырех источников для тактового сигнала ядра (встроенный осциллятор 32 МГц (HSI32M), внешний осциллятор (OSC32M), встроенный осциллятора 32 кГц (LSI32K), внешний часовой осциллятор (OSC32K);</text:p>
        </text:list-item>
        <text:list-item>
          <text:p text:style-name="P91"><text:span text:style-name="T27">В</text:span>озможность выбора одного из четырех источников для тактового сигнала сторожевого таймера (встроенный осциллятор 32 МГц (HSI32M), внешний осциллятор 32 МГц (OSC32M), встроенный осциллятор 32 кГц (LSI32K), внешний часовой осциллятор (OSC32K);</text:p>
        </text:list-item>
        <text:list-item>
          <text:p text:style-name="P91"><text:span text:style-name="T27">В</text:span>озможность отключения тактовых сигналов периферийных устройств (для каждого независимо от других);</text:p>
        </text:list-item>
        <text:list-item>
          <text:p text:style-name="P91"><text:span text:style-name="T27">В</text:span>озможность отключения тактовых сигналов памяти (ОЗУ/EEPROM/контроллер внешней памяти SPIFI);</text:p>
        </text:list-item>
        <text:list-item>
          <text:p text:style-name="P91"><text:span text:style-name="T27">В</text:span>озможность задания делителя частоты шины AHB;</text:p>
        </text:list-item>
        <text:list-item>
          <text:p text:style-name="P91"><text:span text:style-name="T27">В</text:span>озможность задания делителей периферийных шин APB_M/APB_P.</text:p>
        </text:list-item>
      </text:list>
      <text:p text:style-name="P72"/>
      <text:p text:style-name="P90"><text:span text:style-name="T26">Подсистема питания</text:span>: <text:span text:style-name="T16">«mik32_hal» </text:span><text:span text:style-name="T15">должен </text:span><text:span text:style-name="T16">предоставлять</text:span><text:span text:style-name="T26"> возможности для переведения микроконтроллера в следующие режимы работы</text:span><text:span text:style-name="T15">:</text:span></text:p>
      <text:list text:continue-numbering="true" text:style-name="L4">
        <text:list-item>
          <text:p text:style-name="P92">Активный</text:p>
        </text:list-item>
        <text:list-item>
          <text:p text:style-name="P92">Пониженного энергопотребления</text:p>
        </text:list-item>
        <text:list-item>
          <text:p text:style-name="P92">Спящий</text:p>
        </text:list-item>
        <text:list-item>
          <text:p text:style-name="P92">Стоп</text:p>
        </text:list-item>
        <text:list-item>
          <text:p text:style-name="P92">Ожидание</text:p>
        </text:list-item>
      </text:list>
      <text:p text:style-name="P72"/>
      <text:p text:style-name="P90"><text:span text:style-name="T26">Регистры модуля PM</text:span>: «mik32_hal» <text:span text:style-name="T15">должен обеспечивать доступ к следующим регистрам </text:span><text:span text:style-name="T26">блока управления питанием и тактированием</text:span><text:span text:style-name="T15">: DIV_AHB, DIV_APB_M, DIV_APB_P, CLK_AHB_SET, CLK_AHB_CLEAR, CLK_APB_M_SET, CLK_APB_M_CLEAR, </text:span><text:soft-page-break/><text:span text:style-name="T15">CLK_APB_P_SET, CLK_APB_P_CLEAR, SYS_CLK_MUX, WDT_CLK_MUX, CPU_RTC_CLK_MUX, TIMER_CFG, FREQ_MASK, FREQ_STATUS, SLEEP_MODE.</text:span></text:p>
      <text:p text:style-name="P93"/>
      <text:p text:style-name="P90"><text:span text:style-name="T26">Регистры модуля WU</text:span>: «mik32_hal» <text:span text:style-name="T15">должен обеспечивать доступ к следующим регистрам </text:span><text:span text:style-name="T26">блока WakeUp</text:span><text:span text:style-name="T15">:</text:span></text:p>
      <text:list text:continue-numbering="true" text:style-name="L4">
        <text:list-item>
          <text:p text:style-name="P92">SYS_MASK</text:p>
        </text:list-item>
        <text:list-item>
          <text:p text:style-name="P92">SYS_LEVEL</text:p>
        </text:list-item>
        <text:list-item>
          <text:p text:style-name="P92">SYS_POWEROFF</text:p>
        </text:list-item>
        <text:list-item>
          <text:p text:style-name="P92">POWER_SWITCH</text:p>
        </text:list-item>
        <text:list-item>
          <text:p text:style-name="P92">CLOCKS_BU</text:p>
        </text:list-item>
        <text:list-item>
          <text:p text:style-name="P92">CLOCKS_SYS</text:p>
        </text:list-item>
        <text:list-item>
          <text:p text:style-name="P92">RTC_CONTROL</text:p>
        </text:list-item>
        <text:list-item>
          <text:p text:style-name="P92">STOP</text:p>
        </text:list-item>
      </text:list>
      <text:p text:style-name="P93"/>
      <text:p text:style-name="P94"><text:span text:style-name="T26">Регистры модуля </text:span><text:span text:style-name="T27">PVD</text:span>: «mik32_hal» <text:span text:style-name="T15">должен обеспечивать доступ к следующим регистрам </text:span><text:span text:style-name="T27">управления монитора напряжения</text:span><text:span text:style-name="T15">:</text:span></text:p>
      <text:list xml:id="list154715048275736" text:continue-numbering="true" text:style-name="L4">
        <text:list-item>
          <text:p text:style-name="P95">PVD_DPF_VALUE</text:p>
        </text:list-item>
        <text:list-item>
          <text:p text:style-name="P95">PVD_CONFIG</text:p>
        </text:list-item>
        <text:list-item>
          <text:p text:style-name="P95">PVD_STATUS</text:p>
        </text:list-item>
        <text:list-item>
          <text:p text:style-name="P95">DPF_VALUE</text:p>
        </text:list-item>
        <text:list-item>
          <text:p text:style-name="P95">CONFIG</text:p>
        </text:list-item>
        <text:list-item>
          <text:p text:style-name="P95">STATUS</text:p>
        </text:list-item>
      </text:list>
      <text:p text:style-name="P72"/>
      <text:p text:style-name="P72"/>
      <text:p text:style-name="P72"/>
      <text:p text:style-name="P72"/>
      <text:p text:style-name="P72"/>
      <text:h text:style-name="P96" text:outline-level="3" loext:marker-style-name="T28"><text:bookmark-start text:name="__RefHeading___Toc178980757"/>Требования к организации входных данных<text:bookmark-end text:name="__RefHeading___Toc178980757"/></text:h>
      <text:p text:style-name="P97"/>
      <text:p text:style-name="Standard"/>
      <text:p text:style-name="P98">Требования к организации выходных данных не предъявляются.</text:p>
      <text:p text:style-name="Standard"/>
      <text:p text:style-name="Standard"/>
      <text:p text:style-name="P51"/>
      <text:h text:style-name="P96" text:outline-level="3" loext:marker-style-name="T28"><text:bookmark-start text:name="__RefHeading___Toc178980758"/>Требования к организации выходных данных<text:bookmark-end text:name="__RefHeading___Toc178980758"/></text:h>
      <text:p text:style-name="P97"/>
      <text:p text:style-name="Standard"/>
      <text:p text:style-name="P98">Требования к организации выходных данных не предъявляются.</text:p>
      <text:p text:style-name="Standard"/>
      <text:p text:style-name="Standard"/>
      <text:p text:style-name="Standard"/>
      <text:p text:style-name="Standard"/>
      <text:h text:style-name="P99" text:outline-level="3" loext:marker-style-name="T29"><text:bookmark-start text:name="__RefHeading___Toc178980759"/>Требования к временным характеристикам<text:bookmark-end text:name="__RefHeading___Toc178980759"/></text:h>
      <text:p text:style-name="P100"/>
      <text:p text:style-name="Standard"/>
      <text:p text:style-name="Standard"/>
      <text:p text:style-name="P98">Требования к временным характеристикам не предъявляются.</text:p>
      <text:p text:style-name="P101"/>
      <text:p text:style-name="P101"/>
      <text:p text:style-name="P102"/>
      <text:list xml:id="list154715530491020" text:continue-list="list839772772" text:style-name="L3">
        <text:list-item>
          <text:list>
            <text:list-item>
              <text:h text:style-name="P46" text:outline-level="2" loext:marker-style-name="T6"><text:bookmark-start text:name="__RefHeading___Toc178980760"/><text:soft-page-break/>Требования к надежности<text:bookmark-end text:name="__RefHeading___Toc178980760"/></text:h>
            </text:list-item>
          </text:list>
        </text:list-item>
      </text:list>
      <text:p text:style-name="P25"/>
      <text:p text:style-name="Standard"/>
      <text:p text:style-name="Standard"/>
      <text:p text:style-name="Standard"/>
      <text:list xml:id="list340461614" text:style-name="L5">
        <text:list-item>
          <text:list>
            <text:list-item>
              <text:list>
                <text:list-item>
                  <text:h text:style-name="P103" text:outline-level="3" loext:marker-style-name="T29"><text:bookmark-start text:name="__RefHeading___Toc178980761"/><text:span text:style-name="T30">Требования к обеспечению надежного (устойчивого) </text:span><text:span text:style-name="T29">функционирования программы</text:span><text:bookmark-end text:name="__RefHeading___Toc178980761"/></text:h>
                </text:list-item>
              </text:list>
            </text:list-item>
          </text:list>
        </text:list-item>
      </text:list>
      <text:p text:style-name="P100"/>
      <text:p text:style-name="Standard"/>
      <text:p text:style-name="Standard"/>
      <text:p text:style-name="P104"><text:span text:style-name="T11">Надежное (устойчивое) функционирование </text:span><text:span text:style-name="T31">библиотеки</text:span><text:span text:style-name="T11"> должно быть обеспечено </text:span>выполнением совокупности организационно-технических мероприятий, перечень которых приведен ниже:</text:p>
      <text:list xml:id="list154714965185087" text:continue-list="list154715048275736" text:style-name="L4">
        <text:list-item>
          <text:p text:style-name="P105"><text:span text:style-name="T32">О</text:span><text:span text:style-name="T33">рганизацией бесперебойного </text:span><text:span text:style-name="T34">эектро</text:span><text:span text:style-name="T33">питания технических средств;</text:span></text:p>
        </text:list-item>
        <text:list-item>
          <text:p text:style-name="P105"><text:span text:style-name="T35">Р</text:span><text:span text:style-name="T36">егулярным <text:s/>выполнением рекомендаций <text:s/>Министерства труда и социального </text:span><text:span text:style-name="T11">развития РФ, изложенных в Постановлении от 23 июля 1998 г. «Об утверждении<text:line-break/>межотраслевых типовых норм времени на работы по сервисному обслуживанию<text:line-break/></text:span><text:span text:style-name="T37">ПЭВМ и оргтехники и сопровождению программных средств»;</text:span></text:p>
        </text:list-item>
        <text:list-item>
          <text:p text:style-name="P105"><text:span text:style-name="T38">В</text:span><text:span text:style-name="T39">ыполнением требований ГОСТ 51188-98. Защита информации. </text:span><text:span text:style-name="T40">Наличием </text:span><text:span text:style-name="T41">антивирусных средств</text:span>;</text:p>
        </text:list-item>
      </text:list>
      <text:p text:style-name="P106"><text:span text:style-name="T37"><text:tab/></text:span></text:p>
      <text:p text:style-name="Standard"/>
      <text:p text:style-name="Standard"/>
      <text:p text:style-name="Standard"/>
      <text:list text:continue-list="list340461614" text:style-name="L5">
        <text:list-item>
          <text:list>
            <text:list-item>
              <text:list>
                <text:list-item>
                  <text:h text:style-name="P107" text:outline-level="3"><text:bookmark-start text:name="__RefHeading___Toc178980762"/>Время восстановления после отказа<text:bookmark-end text:name="__RefHeading___Toc178980762"/></text:h>
                </text:list-item>
              </text:list>
            </text:list-item>
          </text:list>
        </text:list-item>
      </text:list>
      <text:p text:style-name="P108"/>
      <text:p text:style-name="Standard"/>
      <text:p text:style-name="Standard"/>
      <text:p text:style-name="P109">Время восстановления после отказа, вызванного сбоем электропитания технических <text:span text:style-name="T42">средств (иными внешними факторами),</text:span><text:span text:style-name="T43"> не должно превышать времени, необходимого на перезагрузку </text:span><text:span text:style-name="T44">микроконтроллера</text:span><text:span text:style-name="T43">, при условии </text:span>соблюдения условий эксплуатации технических и программных средств.</text:p>
      <text:p text:style-name="P109"/>
      <text:p text:style-name="P109"><text:span text:style-name="T33">Время восстановления после отказа, вызванного неисправностью технических средств, </text:span>не должно превышать времени, требуемого на устранение неисправностей технических средств и переустановки программных средств.</text:p>
      <text:p text:style-name="Standard"/>
      <text:p text:style-name="Standard"/>
      <text:p text:style-name="Standard"/>
      <text:p text:style-name="Standard"/>
      <text:list xml:id="list154715464864460" text:continue-list="list154715530491020" text:style-name="L3">
        <text:list-item>
          <text:list>
            <text:list-item>
              <text:h text:style-name="P46" text:outline-level="2" loext:marker-style-name="T6"><text:bookmark-start text:name="__RefHeading___Toc178980764"/>Условия эксплуатации<text:bookmark-end text:name="__RefHeading___Toc178980764"/></text:h>
            </text:list-item>
          </text:list>
        </text:list-item>
      </text:list>
      <text:p text:style-name="P25"/>
      <text:p text:style-name="Standard"/>
      <text:p text:style-name="Standard"/>
      <text:list xml:id="list3626181152" text:style-name="L6">
        <text:list-item>
          <text:list>
            <text:list-item>
              <text:list>
                <text:list-item>
                  <text:h text:style-name="P110" text:outline-level="3" loext:marker-style-name="T29"><text:bookmark-start text:name="__RefHeading___Toc178980765"/>Климатические условия эксплуатации<text:bookmark-end text:name="__RefHeading___Toc178980765"/></text:h>
                </text:list-item>
              </text:list>
            </text:list-item>
          </text:list>
        </text:list-item>
      </text:list>
      <text:p text:style-name="P100"/>
      <text:p text:style-name="Standard"/>
      <text:p text:style-name="Standard"/>
      <text:p text:style-name="P109">Климатические условия эксплуатации, при которых должны обеспечиваться заданные характеристики, должны удовлетворять следующим требованиям:</text:p>
      <text:list xml:id="list154714583481721" text:continue-list="list154714965185087" text:style-name="L4">
        <text:list-item>
          <text:p text:style-name="P111"><text:soft-page-break/><text:span text:style-name="T27">Д</text:span>иапазон рабочих температур от –45 °С до +85 °С;</text:p>
        </text:list-item>
        <text:list-item>
          <text:p text:style-name="P111"><text:span text:style-name="T27">П</text:span>овышенная предельная температура среды +150 °С;</text:p>
        </text:list-item>
        <text:list-item>
          <text:p text:style-name="P111"><text:span text:style-name="T27">П</text:span>ониженная предельная температура среды –60 °С.</text:p>
        </text:list-item>
      </text:list>
      <text:p text:style-name="Standard"/>
      <text:p text:style-name="Standard"/>
      <text:p text:style-name="Standard"/>
      <text:list text:continue-list="list3626181152" text:style-name="L6">
        <text:list-item>
          <text:list>
            <text:list-item>
              <text:list>
                <text:list-item>
                  <text:h text:style-name="P112" text:outline-level="3" loext:marker-style-name="T28"><text:bookmark-start text:name="__RefHeading___Toc178980766"/>Требования к видам обслуживания<text:bookmark-end text:name="__RefHeading___Toc178980766"/></text:h>
                </text:list-item>
              </text:list>
            </text:list-item>
          </text:list>
        </text:list-item>
      </text:list>
      <text:p text:style-name="P97"/>
      <text:p text:style-name="Standard"/>
      <text:p text:style-name="Standard"/>
      <text:p text:style-name="P109">См. Требования к обеспечению надежного (устойчивого) функционирования <text:span text:style-name="T45">программы.</text:span></text:p>
      <text:p text:style-name="P113"/>
      <text:p text:style-name="P113"/>
      <text:p text:style-name="P114"/>
      <text:p text:style-name="P114"/>
      <text:list xml:id="list154716115544923" text:continue-list="list154715464864460" text:style-name="L3">
        <text:list-item>
          <text:list>
            <text:list-item>
              <text:h text:style-name="P46" text:outline-level="2" loext:marker-style-name="T6"><text:bookmark-start text:name="__RefHeading___Toc178980767"/>Требования к составу и параметрам технических средств<text:bookmark-end text:name="__RefHeading___Toc178980767"/></text:h>
            </text:list-item>
          </text:list>
        </text:list-item>
      </text:list>
      <text:p text:style-name="P25"/>
      <text:p text:style-name="Standard"/>
      <text:p text:style-name="Standard"/>
      <text:p text:style-name="P42">В состав технических средств должен входить персональный <text:span text:style-name="T45">компьютер (ПЭВМ), включающий в себя:</text:span></text:p>
      <text:list text:continue-list="list154714583481721" text:style-name="L4">
        <text:list-item>
          <text:p text:style-name="P105"><text:span text:style-name="T46">П</text:span>роцессор <text:span text:style-name="T47">Intel </text:span><text:span text:style-name="T48">Core 3 </text:span>с тактовой частотой, <text:span text:style-name="T47">2</text:span>.2 ГГц , не менее;</text:p>
        </text:list-item>
        <text:list-item>
          <text:p text:style-name="P105"><text:span text:style-name="T49">О</text:span><text:span text:style-name="T50">перативную память объемом, </text:span><text:span text:style-name="T51">4</text:span><text:span text:style-name="T50"> Гб, не менее;</text:span></text:p>
        </text:list-item>
        <text:list-item>
          <text:p text:style-name="P105"><text:span text:style-name="T49">Ж</text:span><text:span text:style-name="T50">есткий диск объемом </text:span><text:span text:style-name="T51">6</text:span><text:span text:style-name="T50">0 Гб, и выше.</text:span></text:p>
        </text:list-item>
      </text:list>
      <text:p text:style-name="P106"><text:span text:style-name="T50"/></text:p>
      <text:p text:style-name="P106"/>
      <text:p text:style-name="P106"/>
      <text:p text:style-name="P106"/>
      <text:p text:style-name="P106"/>
      <text:list xml:id="list154715742280318" text:continue-list="list154716115544923" text:style-name="L3">
        <text:list-item>
          <text:list>
            <text:list-item>
              <text:h text:style-name="P46" text:outline-level="2" loext:marker-style-name="T6"><text:bookmark-start text:name="__RefHeading___Toc178980768"/>Требования к информационной и программной совместимости<text:bookmark-end text:name="__RefHeading___Toc178980768"/></text:h>
            </text:list-item>
          </text:list>
        </text:list-item>
      </text:list>
      <text:p text:style-name="P25"/>
      <text:p text:style-name="Standard"/>
      <text:p text:style-name="Standard"/>
      <text:p text:style-name="Standard"/>
      <text:list text:style-name="L7">
        <text:list-item>
          <text:list>
            <text:list-item>
              <text:list>
                <text:list-item>
                  <text:h text:style-name="P115" text:outline-level="3"><text:bookmark-start text:name="__RefHeading___Toc178980769"/>Требования к информационным структурам и методам решения<text:bookmark-end text:name="__RefHeading___Toc178980769"/></text:h>
                </text:list-item>
              </text:list>
            </text:list-item>
          </text:list>
        </text:list-item>
      </text:list>
      <text:p text:style-name="P116"/>
      <text:p text:style-name="Standard"/>
      <text:p text:style-name="Standard"/>
      <text:p text:style-name="P109">Требования к информационным структурам (файлов) на входе и выходе, а также к <text:span text:style-name="T50">методам решения не предъявляются.</text:span></text:p>
      <text:p text:style-name="P117"/>
      <text:p text:style-name="P117"/>
      <text:p text:style-name="P117"/>
      <text:p text:style-name="P117"/>
      <text:list text:continue-numbering="true" text:style-name="L7">
        <text:list-item>
          <text:list>
            <text:list-item>
              <text:list>
                <text:list-item>
                  <text:h text:style-name="P118" text:outline-level="3" loext:marker-style-name="T30"><text:bookmark-start text:name="__RefHeading___Toc178980770"/>Требования к исходным кодам и языкам программирования<text:bookmark-end text:name="__RefHeading___Toc178980770"/></text:h>
                </text:list-item>
              </text:list>
            </text:list-item>
          </text:list>
        </text:list-item>
      </text:list>
      <text:p text:style-name="P119"/>
      <text:p text:style-name="Standard"/>
      <text:p text:style-name="Standard"/>
      <text:p text:style-name="P109">Исходные коды программы должны быть реализованы на языке <text:span text:style-name="T52">Rust</text:span>. <text:span text:style-name="T46">Библиотека</text:span> строится на <text:span text:style-name="T46">программных интерфейсах</text:span> <text:span text:style-name="T46">embedded-hal для взаимодействия с периферией и генераторе кода </text:span><text:soft-page-break/><text:span text:style-name="T46">svd2rust для использования предоставленного производителем SVD-файла</text:span>. В качестве интегрированной среды разработки <text:span text:style-name="T46">библиотеки</text:span> должна быть использована среда<text:span text:style-name="T52"> </text:span><text:span text:style-name="T53">Neovim</text:span><text:span text:style-name="T45">. </text:span><text:span text:style-name="T54">Операционная система </text:span><text:span text:style-name="T55">Linux.</text:span></text:p>
      <text:p text:style-name="P120"/>
      <text:p text:style-name="P121"/>
      <text:p text:style-name="Standard"/>
      <text:list text:continue-numbering="true" text:style-name="L7">
        <text:list-item>
          <text:list>
            <text:list-item>
              <text:list>
                <text:list-item>
                  <text:h text:style-name="P118" text:outline-level="3" loext:marker-style-name="T30"><text:bookmark-start text:name="__RefHeading___Toc178980771"/>Требования к защите информации и программ<text:bookmark-end text:name="__RefHeading___Toc178980771"/></text:h>
                </text:list-item>
              </text:list>
            </text:list-item>
          </text:list>
        </text:list-item>
      </text:list>
      <text:p text:style-name="P119"/>
      <text:p text:style-name="Standard"/>
      <text:p text:style-name="Standard"/>
      <text:p text:style-name="P122">Требования к защите информации и программ не предъявляются.</text:p>
      <text:p text:style-name="P123"/>
      <text:p text:style-name="P123"/>
      <text:p text:style-name="P123"/>
      <text:p text:style-name="P123"/>
      <text:list text:continue-list="list154715742280318" text:style-name="L3">
        <text:list-item>
          <text:list>
            <text:list-item>
              <text:h text:style-name="P46" text:outline-level="2" loext:marker-style-name="T6"><text:bookmark-start text:name="__RefHeading___Toc178980772"/>Специальные требования<text:bookmark-end text:name="__RefHeading___Toc178980772"/></text:h>
            </text:list-item>
          </text:list>
        </text:list-item>
      </text:list>
      <text:p text:style-name="P25"/>
      <text:p text:style-name="Standard"/>
      <text:p text:style-name="Standard"/>
      <text:p text:style-name="P124">Специальные требования к программе не предъявляются.</text:p>
      <text:h text:style-name="P125" text:outline-level="3"/>
      <text:p text:style-name="Standard"/>
      <text:p text:style-name="Standard"/>
      <text:h text:style-name="P36" text:outline-level="1" loext:marker-style-name="T7"><text:bookmark-start text:name="__RefHeading___Toc178980773"/>Требования к программной документации<text:bookmark-end text:name="__RefHeading___Toc178980773"/></text:h>
      <text:p text:style-name="P32"/>
      <text:p text:style-name="Standard"/>
      <text:p text:style-name="Standard"/>
      <text:p text:style-name="Standard"/>
      <text:list text:style-name="L8">
        <text:list-item>
          <text:list>
            <text:list-item>
              <text:h text:style-name="P126" text:outline-level="2" loext:marker-style-name="T6"><text:bookmark-start text:name="__RefHeading___Toc178980774"/>Предварительный состав программной документации<text:bookmark-end text:name="__RefHeading___Toc178980774"/></text:h>
            </text:list-item>
          </text:list>
        </text:list-item>
      </text:list>
      <text:p text:style-name="P25"/>
      <text:p text:style-name="Standard"/>
      <text:p text:style-name="Standard"/>
      <text:p text:style-name="P42">Состав программной документации должен включать в себя:</text:p>
      <text:p text:style-name="P42"><text:span text:style-name="T11"/></text:p>
      <text:p text:style-name="P127"><text:span text:style-name="T56">1</text:span>)<text:tab/><text:span text:style-name="T57">С</text:span><text:span text:style-name="T11">пецификация;</text:span></text:p>
      <text:p text:style-name="P128">2)<text:tab/><text:span text:style-name="T57">Т</text:span>екст <text:span text:style-name="T46">библиотеки</text:span>;</text:p>
      <text:p text:style-name="P129"><text:span text:style-name="T56">3</text:span>)<text:tab/><text:span text:style-name="T57">Р</text:span>уководство оператора</text:p>
      <text:p text:style-name="Standard"/>
      <text:p text:style-name="Standard"/>
      <text:p text:style-name="Standard"/>
      <text:p text:style-name="Standard"/>
      <text:list text:continue-numbering="true" text:style-name="L8">
        <text:list-item>
          <text:list>
            <text:list-item>
              <text:h text:style-name="P126" text:outline-level="2" loext:marker-style-name="T6"><text:bookmark-start text:name="__RefHeading___Toc178980775"/>Специальные требования к программной документации<text:bookmark-end text:name="__RefHeading___Toc178980775"/></text:h>
            </text:list-item>
          </text:list>
        </text:list-item>
      </text:list>
      <text:p text:style-name="P25"/>
      <text:p text:style-name="Standard"/>
      <text:p text:style-name="Standard"/>
      <text:p text:style-name="P130">Специальные требования к программной документации не предъявляются.</text:p>
      <text:p text:style-name="Standard"/>
      <text:p text:style-name="Standard"/>
      <text:p text:style-name="Standard"><text:soft-page-break/></text:p>
      <text:p text:style-name="Standard"/>
      <text:h text:style-name="P36" text:outline-level="1" loext:marker-style-name="T7"><text:bookmark-start text:name="__RefHeading___Toc178980776"/>Технико-экономические показатели<text:bookmark-end text:name="__RefHeading___Toc178980776"/></text:h>
      <text:p text:style-name="P32"/>
      <text:p text:style-name="P131"/>
      <text:p text:style-name="P132"><text:span text:style-name="T57">Библиотека</text:span> ориентирована на русскоязычный рынок и имеет потенциальные экономические преимущества за счет <text:span text:style-name="T57">уникальных гарантий безопасности работы с памятью и отстутствия неопределённого поведения</text:span>. Ожидаемая годовая потребность — 10 тысяч <text:span text:style-name="T57">скачиваний.</text:span></text:p>
      <text:p text:style-name="Standard"/>
      <text:p text:style-name="Standard"/>
      <text:p text:style-name="Standard"/>
      <text:h text:style-name="P36" text:outline-level="1" loext:marker-style-name="T7"><text:bookmark-start text:name="__RefHeading___Toc178980777"/>Стадии и этапы разработки<text:bookmark-end text:name="__RefHeading___Toc178980777"/></text:h>
      <text:p text:style-name="P32"/>
      <text:p text:style-name="Standard"/>
      <text:p text:style-name="Standard"/>
      <text:p text:style-name="Standard"/>
      <text:list text:style-name="L9">
        <text:list-item>
          <text:list>
            <text:list-item>
              <text:h text:style-name="P133" text:outline-level="2" loext:marker-style-name="T6"><text:bookmark-start text:name="__RefHeading___Toc178980778"/>Стадии разработки<text:bookmark-end text:name="__RefHeading___Toc178980778"/></text:h>
            </text:list-item>
          </text:list>
        </text:list-item>
      </text:list>
      <text:p text:style-name="P25"/>
      <text:p text:style-name="Standard"/>
      <text:p text:style-name="Standard"/>
      <text:p text:style-name="P42">Разработка должна быть проведена в три стадии:</text:p>
      <text:p text:style-name="P42"/>
      <text:p text:style-name="P113">1)<text:tab/><text:span text:style-name="T57">Р</text:span>азработка технического задания;</text:p>
      <text:p text:style-name="P134"/>
      <text:p text:style-name="P114">2)<text:tab/><text:span text:style-name="T57">Р</text:span>абочее проектирование;</text:p>
      <text:p text:style-name="P135"/>
      <text:p text:style-name="P114">3)<text:tab/><text:span text:style-name="T57">В</text:span>недрение.</text:p>
      <text:p text:style-name="P114"/>
      <text:p text:style-name="P136"><text:tab/></text:p>
      <text:p text:style-name="P136"><text:tab/>Сроки выполнения работ</text:p>
      <text:p text:style-name="P114"/>
      <text:p text:style-name="P114"><text:span text:style-name="T57">Весенний</text:span> семестр 202<text:span text:style-name="T57">5</text:span> г.: разработка игры должна быть завершена в течение <text:span text:style-name="T57">весеннего</text:span> семестра 202<text:span text:style-name="T57">5</text:span> г., который начинается 1<text:span text:style-name="T57">0</text:span> <text:span text:style-name="T57">февраля</text:span> 202<text:span text:style-name="T57">5</text:span> г. и заканчивается <text:span text:style-name="T57">12</text:span> <text:span text:style-name="T57">апреля</text:span> 202<text:span text:style-name="T57">5</text:span> г.</text:p>
      <text:p text:style-name="P114"/>
      <text:p text:style-name="P114"/>
      <text:p text:style-name="P114">Этапы разработки:</text:p>
      <text:p text:style-name="P114"/>
      <text:p text:style-name="P114"><text:tab/>Этап 1: Разработка технического задания (1 недел<text:span text:style-name="T57">я</text:span>, <text:span text:style-name="T57">21-28</text:span> <text:span text:style-name="T57">февраля</text:span> 202<text:span text:style-name="T57">5</text:span> г.)</text:p>
      <text:p text:style-name="P114"><text:tab/>Этап 2: Рабочее проектирование (<text:span text:style-name="T57">3</text:span>-<text:span text:style-name="T57">4</text:span> недел<text:span text:style-name="T57">и</text:span>, <text:span text:style-name="T57">29</text:span> <text:span text:style-name="T57">февраля</text:span> - <text:span text:style-name="T57">29</text:span> <text:span text:style-name="T57">марта</text:span> 202<text:span text:style-name="T57">5</text:span> г.)</text:p>
      <text:p text:style-name="P114"><text:tab/>Этап 3: Внедрение (<text:span text:style-name="T57">1</text:span>-<text:span text:style-name="T57">2</text:span> недел<text:span text:style-name="T57">и</text:span>, <text:span text:style-name="T57">30</text:span> <text:span text:style-name="T57">марта</text:span> - <text:span text:style-name="T57">12</text:span> <text:span text:style-name="T57">апреля</text:span> 202<text:span text:style-name="T57">5</text:span> г.)</text:p>
      <text:p text:style-name="P114"/>
      <text:p text:style-name="P114"/>
      <text:p text:style-name="P114">Контрольные точки:</text:p>
      <text:p text:style-name="P114"/>
      <text:p text:style-name="P137"><text:tab/>Контрольная точка 1: завершение разработки технического задания (<text:span text:style-name="T57">28</text:span> <text:span text:style-name="T57">февраля</text:span> 202<text:span text:style-name="T57">5</text:span> г.)</text:p>
      <text:p text:style-name="P137"><text:tab/>Контрольная точка 2: завершение рабочего проектирования (<text:span text:style-name="T57">29</text:span> <text:span text:style-name="T57">марта</text:span> 202<text:span text:style-name="T57">5</text:span> г.)</text:p>
      <text:p text:style-name="P138"><text:tab/>Контрольная точка 3: завершение внедрения (<text:span text:style-name="T57">12</text:span> <text:span text:style-name="T57">апреля</text:span> 202<text:span text:style-name="T57">5</text:span> г.)</text:p>
      <text:p text:style-name="P114"/>
      <text:p text:style-name="P114">Ресурсы:</text:p>
      <text:p text:style-name="P114"><text:soft-page-break/></text:p>
      <text:p text:style-name="P114"><text:tab/>Человеческие ресурсы: <text:span text:style-name="T58">1</text:span> человек (разработчик)</text:p>
      <text:p text:style-name="P114"><text:tab/>Материальные ресурсы: компьютеры, программное обеспечение, оборудование для тестирования</text:p>
      <text:p text:style-name="Standard"/>
      <text:list text:continue-numbering="true" text:style-name="L9">
        <text:list-item>
          <text:list>
            <text:list-item>
              <text:h text:style-name="P133" text:outline-level="2" loext:marker-style-name="T6"><text:bookmark-start text:name="__RefHeading___Toc178980779"/>Этапы разработки<text:bookmark-end text:name="__RefHeading___Toc178980779"/></text:h>
            </text:list-item>
          </text:list>
        </text:list-item>
      </text:list>
      <text:p text:style-name="P25"/>
      <text:p text:style-name="Standard"/>
      <text:p text:style-name="Standard"/>
      <text:p text:style-name="P109">На стадии разработки технического задания должен быть выполнен этап разработки, <text:span text:style-name="T11">согласования и утверждения настоящего технического задания.</text:span></text:p>
      <text:p text:style-name="P139"/>
      <text:p text:style-name="P109"><text:span text:style-name="T36">На стадии рабочего проектирования должны быть выполнены перечисленные ниже </text:span><text:span text:style-name="T33">этапы работ:</text:span></text:p>
      <text:p text:style-name="P140"/>
      <text:p text:style-name="P141">1)<text:tab/><text:span text:style-name="T57">Р</text:span>азработка <text:span text:style-name="T58">библиотеки</text:span>;</text:p>
      <text:p text:style-name="P142">2)<text:tab/><text:span text:style-name="T57">Р</text:span>азработка программной документации;</text:p>
      <text:p text:style-name="P143">3)<text:tab/><text:span text:style-name="T57">И</text:span>спытания <text:span text:style-name="T58">библиотеки</text:span>.</text:p>
      <text:p text:style-name="P144"/>
      <text:p text:style-name="P109"><text:span text:style-name="T59">На стадии внедрения должен быть выполнен этап разработки - подготовка и передача </text:span><text:span text:style-name="T60">библиотеки</text:span><text:span text:style-name="T45">.</text:span></text:p>
      <text:p text:style-name="Standard"/>
      <text:p text:style-name="Standard"/>
      <text:p text:style-name="Standard"/>
      <text:p text:style-name="Standard"/>
      <text:list xml:id="list154714504367279" text:continue-numbering="true" text:style-name="L9">
        <text:list-item>
          <text:list>
            <text:list-item>
              <text:h text:style-name="P145" text:outline-level="2"><text:bookmark-start text:name="__RefHeading___Toc178980780"/>Содержание работ по этапам<text:bookmark-end text:name="__RefHeading___Toc178980780"/></text:h>
            </text:list-item>
          </text:list>
        </text:list-item>
      </text:list>
      <text:p text:style-name="P146"/>
      <text:p text:style-name="Standard"/>
      <text:p text:style-name="Standard"/>
      <text:p text:style-name="P147">На этапе разработки программы должны быть выполнены перечисленные <text:span text:style-name="T37">ниже работы</text:span> по программированию <text:span text:style-name="T61">и отладке </text:span><text:span text:style-name="T60">библиотеки</text:span><text:span text:style-name="T37">:</text:span> </text:p>
      <text:p text:style-name="P109"/>
      <text:list xml:id="list1413378264" text:style-name="WW8Num7">
        <text:list-item>
          <text:p text:style-name="P148" loext:marker-style-name="T37">Этап 1: Прототипирование</text:p>
        </text:list-item>
      </text:list>
      <text:list text:style-name="WW8Num10">
        <text:list-item>
          <text:p text:style-name="P149" loext:marker-style-name="T37">Разработка базово<text:span text:style-name="T58">го обращения к регистрам микроконтроллера;</text:span></text:p>
        </text:list-item>
        <text:list-item>
          <text:p text:style-name="P149" loext:marker-style-name="T37">Тестирование основных функций <text:span text:style-name="T58">библиотеки</text:span>.</text:p>
        </text:list-item>
      </text:list>
      <text:p text:style-name="P150"/>
      <text:list xml:id="list154714714686497" text:continue-list="list1413378264" text:style-name="WW8Num7">
        <text:list-item>
          <text:p text:style-name="P148" loext:marker-style-name="T37">Этап 2: Технический проект</text:p>
        </text:list-item>
      </text:list>
      <text:list text:style-name="WW8Num17">
        <text:list-item>
          <text:p text:style-name="P151" loext:marker-style-name="T37">Разработка и утверждение технической архитектуры <text:span text:style-name="T58">библиотеки</text:span>;</text:p>
        </text:list-item>
        <text:list-item>
          <text:p text:style-name="P152" loext:marker-style-name="T37">Абстракция работы с регистрами за интерфейсами высокого уровня.</text:p>
        </text:list-item>
      </text:list>
      <text:p text:style-name="P150"/>
      <text:list xml:id="list154715920392962" text:continue-list="list154714714686497" text:style-name="WW8Num7">
        <text:list-item>
          <text:p text:style-name="P148" loext:marker-style-name="T37">Этап 3: Бета-тестирование</text:p>
        </text:list-item>
      </text:list>
      <text:list text:style-name="WW8Num21">
        <text:list-item>
          <text:p text:style-name="P153" loext:marker-style-name="T37">Закрытое тестирование <text:span text:style-name="T58">библиотеки;</text:span></text:p>
        </text:list-item>
        <text:list-item>
          <text:p text:style-name="P153" loext:marker-style-name="T37">Сбор обратной связи от <text:span text:style-name="T58">разработчиков</text:span>.</text:p>
        </text:list-item>
      </text:list>
      <text:p text:style-name="P150"/>
      <text:list text:continue-list="list154715920392962" text:style-name="WW8Num7">
        <text:list-item>
          <text:p text:style-name="P148" loext:marker-style-name="T37">Этап 4: Релиз</text:p>
        </text:list-item>
      </text:list>
      <text:list text:style-name="WW8Num1">
        <text:list-item>
          <text:p text:style-name="P154" loext:marker-style-name="T37">Открытый релиз <text:span text:style-name="T62">библиотеки;</text:span></text:p>
        </text:list-item>
        <text:list-item>
          <text:p text:style-name="P154">Непрерывное обновление <text:span text:style-name="T62">исходного кода</text:span> на основе обратной связи от <text:span text:style-name="T62">разработчиков</text:span>.</text:p>
        </text:list-item>
      </text:list>
      <text:p text:style-name="Standard"/>
      <text:p text:style-name="P132">На этапе разработки программной документации должны быть выполнены перечисленные ниже работы по созданию и редактированию документации:</text:p>
      <text:p text:style-name="Standard"><text:soft-page-break/></text:p>
      <text:list text:style-name="WW8Num3">
        <text:list-item>
          <text:p text:style-name="P155">Создание спецификации <text:span text:style-name="T63">библиотеки;</text:span></text:p>
        </text:list-item>
        <text:list-item>
          <text:p text:style-name="P155">Разработка текста <text:span text:style-name="T63">библиотеки;</text:span></text:p>
        </text:list-item>
        <text:list-item>
          <text:p text:style-name="P156">Руководство оператора.</text:p>
        </text:list-item>
      </text:list>
      <text:p text:style-name="P132"/>
      <text:p text:style-name="P157"><text:s/>На этапе испытаний <text:span text:style-name="T63">библиотеки</text:span> должны быть выполнены перечисленные ниже работы по тестированию и отладке программы:</text:p>
      <text:p text:style-name="Standard"/>
      <text:list text:style-name="WW8Num20">
        <text:list-item>
          <text:p text:style-name="P158">Функциональные испытания: проверка <text:span text:style-name="T62">функциональности библиотеки;</text:span></text:p>
        </text:list-item>
        <text:list-item>
          <text:p text:style-name="P158">Нагрузочные испытания: проверка производительности и стабильности <text:span text:style-name="T62">работы библиотечного кода;</text:span></text:p>
        </text:list-item>
        <text:list-item>
          <text:p text:style-name="P158">Пользовательские испытания: проверка <text:span text:style-name="T62">опыта разработчиков;</text:span></text:p>
        </text:list-item>
        <text:list-item>
          <text:p text:style-name="P158">Интеграционные испытания: проверка взаимодействия <text:span text:style-name="T62">HAL со сторонними библиотеками</text:span>.</text:p>
        </text:list-item>
      </text:list>
      <text:p text:style-name="P159"/>
      <text:p text:style-name="P159"/>
      <text:p text:style-name="P157">На этапе внедрения должны быть выполнены перечисленные ниже работы по подготовке и передаче <text:span text:style-name="T63">библиотеки</text:span>:</text:p>
      <text:p text:style-name="Standard"/>
      <text:list text:style-name="WW8Num9">
        <text:list-item>
          <text:p text:style-name="P160">Подготовка <text:span text:style-name="T63">библиотеки</text:span> к релизу;</text:p>
        </text:list-item>
        <text:list-item>
          <text:p text:style-name="P160">Передача <text:span text:style-name="T63">библиотеки</text:span> заказчику;</text:p>
        </text:list-item>
        <text:list-item>
          <text:p text:style-name="P161">Обучение <text:span text:style-name="T62">разработчиков</text:span>;</text:p>
        </text:list-item>
        <text:list-item>
          <text:p text:style-name="P160">Поддержка <text:span text:style-name="T63">библиотеки</text:span> после релиза.</text:p>
        </text:list-item>
      </text:list>
      <text:p text:style-name="Standard"/>
      <text:list text:continue-list="list154714504367279" text:style-name="L9">
        <text:list-item>
          <text:list>
            <text:list-item>
              <text:h text:style-name="P133" text:outline-level="2" loext:marker-style-name="T6"><text:bookmark-start text:name="__RefHeading___Toc178980781"/>Исполнители<text:bookmark-end text:name="__RefHeading___Toc178980781"/></text:h>
            </text:list-item>
          </text:list>
        </text:list-item>
      </text:list>
      <text:p text:style-name="P25"/>
      <text:p text:style-name="Standard"/>
      <text:p text:style-name="Standard"/>
      <text:p text:style-name="P124">Руководитель разработки <text:tab/><text:tab/><text:tab/><text:tab/>Крылов А.В.</text:p>
      <text:p text:style-name="P124"/>
      <text:p text:style-name="Standard"/>
      <text:p text:style-name="Standard"/>
      <text:p text:style-name="Standard"/>
      <text:h text:style-name="P36" text:outline-level="1" loext:marker-style-name="T7"><text:bookmark-start text:name="__RefHeading___Toc178980782"/>Порядок контроля и приемки<text:bookmark-end text:name="__RefHeading___Toc178980782"/></text:h>
      <text:p text:style-name="P32"/>
      <text:p text:style-name="Standard"/>
      <text:p text:style-name="Standard"/>
      <text:p text:style-name="Standard"/>
      <text:list xml:id="list3096764218" text:style-name="L10">
        <text:list-item>
          <text:list>
            <text:list-item>
              <text:h text:style-name="P162" text:outline-level="2" loext:marker-style-name="T6"><text:bookmark-start text:name="__RefHeading___Toc178980783"/>Виды испытаний<text:bookmark-end text:name="__RefHeading___Toc178980783"/></text:h>
            </text:list-item>
          </text:list>
        </text:list-item>
      </text:list>
      <text:p text:style-name="P25"/>
      <text:p text:style-name="Standard"/>
      <text:list text:style-name="WW8Num18">
        <text:list-item>
          <text:p text:style-name="P163">Функциональные испытания: проверка <text:span text:style-name="T62">функциональности библиотеки;</text:span></text:p>
        </text:list-item>
        <text:list-item>
          <text:p text:style-name="P163">Нагрузочные испытания: проверка производительности и стабильности <text:span text:style-name="T62">работы библиотечного кода;</text:span></text:p>
        </text:list-item>
        <text:list-item>
          <text:p text:style-name="P163">Пользовательские испытания: проверка <text:span text:style-name="T62">опыта разработчиков;</text:span></text:p>
        </text:list-item>
        <text:list-item>
          <text:p text:style-name="P163">Интеграционные испытания: проверка взаимодействия <text:span text:style-name="T62">HAL со сторонними библиотеками</text:span>.</text:p>
        </text:list-item>
      </text:list>
      <text:p text:style-name="P164"/>
      <text:p text:style-name="P109">Ход проведения приемо-сдаточных испытаний документируется в Протоколе проведения испытаний.</text:p>
      <text:p text:style-name="Standard"/>
      <text:p text:style-name="Standard"/>
      <text:p text:style-name="Standard"><text:soft-page-break/></text:p>
      <text:p text:style-name="Standard"/>
      <text:list text:continue-list="list3096764218" text:style-name="L10">
        <text:list-item>
          <text:list>
            <text:list-item>
              <text:h text:style-name="P162" text:outline-level="2" loext:marker-style-name="T6"><text:bookmark-start text:name="__RefHeading___Toc178980784"/>Общие требования к приемке работы<text:bookmark-end text:name="__RefHeading___Toc178980784"/></text:h>
            </text:list-item>
          </text:list>
        </text:list-item>
      </text:list>
      <text:p text:style-name="P25"/>
      <text:p text:style-name="Standard"/>
      <text:p text:style-name="P165"/>
      <text:p text:style-name="P35"><text:s/>Приемка работы должна быть проведена в соответствии с <text:span text:style-name="T64">утвержденной программой и методикой испытания, а также в соответствии с </text:span>требованиями технического задания после завершения всех этапов разработки и тестирования. Приемка должна включать в себя проверку функциональности, корректности, производительности и стабильности <text:span text:style-name="T62">библиотеки</text:span>, а также качества <text:span text:style-name="T62">опыта разработчиков</text:span>. Кроме того, должна быть проверена корректность и полнота документации.</text:p>
      <text:p text:style-name="Standard"/>
      <text:p text:style-name="P35"><text:s/>Приемка работы должна быть подтверждена подписанием акта приемки работы, который должен включать в себя описание работы, подлежащей приемке, результаты тестирования и проверки, а также подписи сторон, принимающих и передающих работу.</text:p>
      <text:p text:style-name="P16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Arial1" style:font-size-asian="10.5pt" style:language-asian="zh" style:country-asian="CN" style:font-name-complex="NotoSans NF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Liberation Serif" fo:font-size="12pt" fo:language="en" fo:country="US" style:font-name-asian="Arial1" style:font-size-asian="10.5pt" style:language-asian="zh" style:country-asian="CN" style:font-name-complex="NotoSans N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6pt" fo:font-weight="bold" style:font-size-asian="16pt" style:font-weight-asian="bold" style:font-size-complex="16pt" style:font-weight-complex="bold"/>
    </style:style>
    <style:style style:name="Text_20_body" style:display-name="Text body" style:family="paragraph" style:parent-style-name="Standard" style:class="text">
      <style:paragraph-properties fo:text-align="justify" style:justify-single-word="false"/>
      <style:text-properties fo:font-size="14pt" style:font-size-asian="14pt"/>
    </style:style>
    <style:style style:name="List" style:family="paragraph" style:parent-style-name="Text_20_body" style:class="list">
      <style:text-properties style:font-size-asian="12pt" style:font-name-complex="NotoSans NF" style:font-family-complex="'NotoSans NF'"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Sans NF" style:font-family-complex="'NotoSans NF'"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Sans NF" style:font-family-complex="'NotoSans NF'"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3.9772in"/>
        </style:tab-stops>
      </style:paragraph-properties>
      <style:text-properties fo:font-size="16pt" fo:font-weight="bold" style:font-size-asian="16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ab-stops>
          <style:tab-stop style:position="3.9772in"/>
        </style:tab-stops>
      </style:paragraph-properties>
      <style:text-properties fo:font-size="16pt" style:font-size-asian="16pt" style:font-size-complex="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4pt" fo:font-weight="bold" style:font-size-asian="14pt" style:font-weight-asian="bold"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text-transform="uppercase" fo:font-size="16pt" fo:font-weight="bold" style:font-size-asian="16pt" style:font-weight-asian="bold" style:font-size-complex="16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8pt" fo:font-weight="bold" style:font-size-asian="18pt" style:font-weight-asian="bold"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8pt" style:font-size-asian="18pt"/>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note" style:family="paragraph" style:parent-style-name="Standard" style:class="extra">
      <style:text-properties fo:font-size="10pt" style:font-size-asian="10pt" style:font-size-complex="10pt"/>
    </style:style>
    <style:style style:name="Text_20_body_20_indent" style:display-name="Text body indent" style:family="paragraph" style:parent-style-name="Standard" style:class="text">
      <style:paragraph-properties fo:margin-left="0.5543in" fo:margin-right="0in" fo:text-indent="-0.5543in" style:auto-text-indent="false"/>
      <style:text-properties fo:font-size="14pt" fo:font-weight="bold" style:font-size-asian="14pt" style:font-weight-asian="bold" style:font-weight-complex="bold"/>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1" style:display-name="Contents 1" style:family="paragraph" style:parent-style-name="Standard" style:next-style-name="Standard" style:class="index">
      <style:paragraph-properties>
        <style:tab-stops>
          <style:tab-stop style:position="6.8118in" style:leader-style="dotted" style:leader-text="."/>
        </style:tab-stops>
      </style:paragraph-properties>
      <style:text-properties fo:font-size="16pt" style:font-size-asian="16pt"/>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3937in"/>
          <style:tab-stop style:position="6.8118in" style:leader-style="dotted" style:leader-text="."/>
        </style:tab-stops>
      </style:paragraph-properties>
      <style:text-properties fo:font-size="15pt" style:font-size-asian="15pt"/>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7874in"/>
          <style:tab-stop style:position="6.8118in" style:leader-style="dotted" style:leader-text="."/>
        </style:tab-stops>
      </style:paragraph-properties>
      <style:text-properties fo:font-size="14pt" style:font-size-asian="14pt"/>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1.1811in"/>
          <style:tab-stop style:position="6.8118in" style:leader-style="dotted" style:leader-text="."/>
        </style:tab-stops>
      </style:paragraph-properties>
      <style:text-properties fo:font-size="13pt" style:font-size-asian="13pt"/>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Обычный_20__28_веб_29_" style:display-name="Обычный (веб)" style:family="paragraph" style:parent-style-name="Standard">
      <style:paragraph-properties fo:margin-top="0.1945in" fo:margin-bottom="0.1945in" style:contextual-spacing="false"/>
    </style:style>
    <style:style style:name="Схема_20_документа" style:display-name="Схема документа"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3.5866in" style:type="center"/>
          <style:tab-stop style:position="7.1736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text-properties fo:font-size="10pt" style:font-size-asian="10pt"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6pt" fo:font-style="normal" fo:text-shadow="none" fo:font-weight="bold" style:font-size-asian="16pt" style:font-style-asian="normal" style:font-weight-asian="bold" style:font-name-complex="Times New Roman" style:font-family-complex="'Times New Roman'" style:font-family-generic-complex="roman" style:font-pitch-complex="variable" text:display="true"/>
    </style:style>
    <style:style style:name="WW8Num15z2"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4pt" fo:font-style="normal" fo:text-shadow="none" fo:font-weight="bold" style:font-size-asian="14pt" style:font-style-asian="normal" style:font-weight-asian="bold" style:font-name-complex="Times New Roman" style:font-family-complex="'Times New Roman'" style:font-family-generic-complex="roman" style:font-pitch-complex="variable" text:display="true"/>
    </style:style>
    <style:style style:name="WW8Num15z4"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ootnote_20_Symbol" style:display-name="Footnote Symbol"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WW8Num15z0" loext:num-list-format="%1%."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25in" fo:margin-left="0.9909in"/>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25in" fo:margin-left="1.4909in"/>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25in" fo:margin-left="1.9909in"/>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25in" fo:margin-left="2.4909in"/>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25in" fo:margin-left="2.9909in"/>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25in" fo:margin-left="3.4909in"/>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25in" fo:margin-left="3.9909in"/>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25in" fo:margin-left="4.4909in"/>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25in" fo:margin-left="4.990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loext:num-list-format="%1%."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7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7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7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7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7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7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22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22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5" number:min-decimal-places="5"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0.5347in" fo:margin-left="-0.0208in" fo:margin-top="0in" fo:margin-bottom="0in" table:align="left" style:writing-mode="page"/>
    </style:style>
    <style:style style:name="Table1.A" style:family="table-column">
      <style:table-column-properties style:column-width="0.2451in"/>
    </style:style>
    <style:style style:name="Table1.B" style:family="table-column">
      <style:table-column-properties style:column-width="0.2896in"/>
    </style:style>
    <style:style style:name="Table1.1" style:family="table-row">
      <style:table-row-properties style:min-row-height="1.25in" fo:keep-together="auto"/>
    </style:style>
    <style:style style:name="Table1.A1" style:family="table-cell">
      <style:table-cell-properties style:vertical-align="bottom" fo:padding-left="0.0208in" fo:padding-right="0.0208in" fo:padding-top="0in" fo:padding-bottom="0in" fo:border="none" loext:writing-mode="bt-lr"/>
    </style:style>
    <style:style style:name="Table1.2" style:family="table-row">
      <style:table-row-properties style:min-row-height="1.0701in" fo:keep-together="auto"/>
    </style:style>
    <style:style style:name="Table1.5" style:family="table-row">
      <style:table-row-properties style:min-row-height="1.0299in" fo:keep-together="auto"/>
    </style:style>
    <style:style style:name="MP1"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style style:name="MP2" style:family="paragraph" style:parent-style-name="Footer">
      <style:paragraph-properties fo:margin-right="0.25in"/>
    </style:style>
    <style:style style:name="MP3" style:family="paragraph" style:parent-style-name="Footer">
      <style:paragraph-properties fo:text-align="center" style:justify-single-word="false"/>
      <style:text-properties fo:font-size="14pt" fo:font-weight="normal" officeooo:rsid="002b6c8e" officeooo:paragraph-rsid="002b6c8e" style:font-size-asian="14pt" style:font-weight-asian="normal" style:font-size-complex="14pt" style:font-weight-complex="normal"/>
    </style:style>
    <style:style style:name="MP4" style:family="paragraph" style:parent-style-name="Standard">
      <style:paragraph-properties fo:text-align="start" style:justify-single-word="false">
        <style:tab-stops/>
      </style:paragraph-properties>
      <style:text-properties style:font-name="Liberation Serif"/>
    </style:style>
    <style:style style:name="MP5" style:family="paragraph" style:parent-style-name="Standard">
      <style:paragraph-properties fo:text-align="start" style:justify-single-word="false">
        <style:tab-stops/>
      </style:paragraph-properties>
      <style:text-properties style:font-name="Liberation Sans"/>
    </style:style>
    <style:style style:name="MP6" style:family="paragraph" style:parent-style-name="Standard">
      <style:paragraph-properties fo:text-align="start" style:justify-single-word="false">
        <style:tab-stops/>
      </style:paragraph-properties>
      <style:text-properties style:font-name="Liberation Serif" officeooo:paragraph-rsid="002a14dd"/>
    </style:style>
    <style:style style:name="MP7" style:family="paragraph" style:parent-style-name="Standard">
      <style:paragraph-properties fo:text-align="start" style:justify-single-word="false">
        <style:tab-stops/>
      </style:paragraph-properties>
      <style:text-properties style:font-name="Liberation Sans" officeooo:rsid="001bfbf1" officeooo:paragraph-rsid="001bfbf1"/>
    </style:style>
    <style:style style:name="MP8" style:family="paragraph" style:parent-style-name="Header">
      <style:text-properties fo:font-size="16pt" fo:font-weight="bold" style:font-size-asian="16pt" style:font-weight-asian="bold" style:font-size-complex="16pt" style:font-weight-complex="bold"/>
    </style:style>
    <style:style style:name="MP9" style:family="paragraph" style:parent-style-name="Header">
      <style:paragraph-properties fo:text-align="center" style:justify-single-word="false"/>
      <style:text-properties officeooo:paragraph-rsid="002a14dd"/>
    </style:style>
    <style:style style:name="MP10" style:family="paragraph" style:parent-style-name="Header">
      <style:text-properties fo:font-size="16pt" style:font-size-asian="16pt" style:font-size-complex="16pt"/>
    </style:style>
    <style:style style:name="MT1" style:family="text">
      <style:text-properties style:font-name="Liberation Sans"/>
    </style:style>
    <style:style style:name="MT2" style:family="text">
      <style:text-properties fo:font-size="16pt" fo:font-weight="bold" style:font-size-asian="16pt" style:font-weight-asian="bold" style:font-size-complex="16pt" style:font-weight-complex="bold"/>
    </style:style>
    <style:style style:name="MT3" style:family="text">
      <style:text-properties fo:font-size="16pt" fo:language="en" fo:country="US" fo:font-weight="bold" style:font-size-asian="16pt" style:font-weight-asian="bold" style:font-size-complex="16pt" style:font-weight-complex="bold"/>
    </style:style>
    <style:style style:name="M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ge"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8.2681in" fo:page-height="11.6929in" style:num-format="1" style:print-orientation="portrait" fo:margin-top="0.4925in" fo:margin-bottom="0.4925in" fo:margin-left="0.7874in" fo:margin-right="0.307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4925in" fo:margin-bottom="0.478in" fo:margin-left="0.7874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8in" style:dynamic-spacing="true"/>
      </style:header-style>
      <style:footer-style>
        <style:header-footer-properties svg:height="1.3772in" fo:margin-left="0in" fo:margin-right="0in" fo:margin-top="0.0598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header-footer-properties fo:min-height="0.1972in" fo:margin-left="0in" fo:margin-right="0in" fo:margin-top="0.1583in" style:dynamic-spacing="tru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Header_20_left"/>
      </style:header-first>
      <style:footer>
        <text:p text:style-name="MP2"/>
      </style:footer>
      <style:footer-first>
        <text:p text:style-name="MP3">2025 г.</text:p>
      </style:footer-first>
    </style:master-page>
    <style:master-page style:name="Convert_20_1" style:display-name="Convert 1" style:page-layout-name="Mpm2" draw:style-name="Mdp1">
      <style:header>
        <text:p text:style-name="MP1"/>
      </style:header>
      <style:header-first>
        <text:p text:style-name="Header"/>
      </style:header-first>
      <style:footer>
        <text:p text:style-name="MP2"/>
      </style:footer>
      <style:footer-first>
        <table:table table:name="Table1" table:style-name="Table1">
          <table:table-column table:style-name="Table1.A"/>
          <table:table-column table:style-name="Table1.B"/>
          <table:table-row table:style-name="Table1.1">
            <table:table-cell table:style-name="Table1.A1" office:value-type="string">
              <text:p text:style-name="MP4">Подпись и дата</text:p>
            </table:table-cell>
            <table:table-cell table:style-name="Table1.A1" office:value-type="string">
              <text:p text:style-name="MP5" loext:marker-style-name="MT1"/>
            </table:table-cell>
          </table:table-row>
          <table:table-row table:style-name="Table1.2">
            <table:table-cell table:style-name="Table1.A1" office:value-type="string">
              <text:p text:style-name="MP6">Инв. № дубл.</text:p>
            </table:table-cell>
            <table:table-cell table:style-name="Table1.A1" office:value-type="string">
              <text:p text:style-name="MP5" loext:marker-style-name="MT1"/>
            </table:table-cell>
          </table:table-row>
          <table:table-row table:style-name="Table1.2">
            <table:table-cell table:style-name="Table1.A1" office:value-type="string">
              <text:p text:style-name="MP4">Взам. инв. №</text:p>
            </table:table-cell>
            <table:table-cell table:style-name="Table1.A1" office:value-type="string">
              <text:p text:style-name="MP5" loext:marker-style-name="MT1"/>
            </table:table-cell>
          </table:table-row>
          <table:table-row table:style-name="Table1.1">
            <table:table-cell table:style-name="Table1.A1" office:value-type="string">
              <text:p text:style-name="MP4">Подпись и дата</text:p>
            </table:table-cell>
            <table:table-cell table:style-name="Table1.A1" office:value-type="string">
              <text:p text:style-name="MP5" loext:marker-style-name="MT1"/>
            </table:table-cell>
          </table:table-row>
          <table:table-row table:style-name="Table1.5">
            <table:table-cell table:style-name="Table1.A1" office:value-type="string">
              <text:p text:style-name="MP4">Инв. № подл.</text:p>
            </table:table-cell>
            <table:table-cell table:style-name="Table1.A1" office:value-type="string">
              <text:p text:style-name="MP7" loext:marker-style-name="MT1"/>
            </table:table-cell>
          </table:table-row>
        </table:table>
        <text:p text:style-name="Standard"/>
        <text:p text:style-name="Standard"/>
      </style:footer-first>
    </style:master-page>
    <style:master-page style:name="Convert_20_2" style:display-name="Convert 2" style:page-layout-name="Mpm3" draw:style-name="Mdp1">
      <style:header>
        <text:p text:style-name="MP8"><draw:frame draw:style-name="Mfr1" draw:name="Frame1" text:anchor-type="paragraph" svg:x="4.2717in" svg:y="-0.0043in" draw:z-index="16"><draw:text-box fo:min-height="0.0228in" fo:min-width="0.0161in"><text:p text:style-name="Header"><text:span text:style-name="Page_20_Number"><text:span text:style-name="MT2"><text:page-number text:select-page="current">12</text:page-number></text:span></text:span></text:p></draw:text-box></draw:frame></text:p>
        <text:p text:style-name="MP9"><text:span text:style-name="MT2">А.В</text:span><text:span text:style-name="Page_20_Number"><text:span text:style-name="MT3">.00001-01 </text:span></text:span><text:span text:style-name="Page_20_Number"><text:span text:style-name="MT2">ТЗ 01</text:span></text:span></text:p>
        <text:p text:style-name="MP10"/>
      </style:header>
      <style:footer>
        <text:p text:style-name="MP2"/>
      </style:footer>
    </style:master-page>
    <style:master-page style:name="HTML"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5T09:15:08.986197670</meta:creation-date>
    <dc:date>2025-02-28T15:47:14.100142172</dc:date>
    <meta:print-date>2024-10-11T22:43:43.751450421</meta:print-date>
    <meta:editing-cycles>22</meta:editing-cycles>
    <meta:editing-duration>P2DT7H26M43S</meta:editing-duration>
    <meta:generator>LibreOffice/24.8.4.2$Linux_X86_64 LibreOffice_project/480$Build-2</meta:generator>
    <meta:printed-by>PDF files</meta:printed-by>
    <meta:document-statistic meta:table-count="1" meta:image-count="0" meta:object-count="0" meta:page-count="20" meta:paragraph-count="395" meta:word-count="2512" meta:character-count="18943" meta:non-whitespace-character-count="17000"/>
  </office:meta>
</office:document-meta>
</file>